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8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29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Standard">
      <style:paragraph-properties fo:margin-left="1.251cm" fo:margin-right="0cm" fo:text-indent="0cm" style:auto-text-indent="false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Table_20_Heading">
      <style:text-properties fo:font-size="12pt" style:font-size-asian="12pt" style:font-size-complex="12pt"/>
    </style:style>
    <style:style style:name="P150" style:family="paragraph" style:parent-style-name="Table_20_Contents"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255adc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2afc45" officeooo:paragraph-rsid="002afc45" style:font-size-asian="12pt" style:font-size-complex="12pt"/>
    </style:style>
    <style:style style:name="P158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55ad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6" style:family="paragraph" style:parent-style-name="Standard">
      <style:paragraph-properties fo:break-before="page"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4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195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196" style:family="paragraph" style:parent-style-name="Standard">
      <style:paragraph-properties fo:background-color="transparent">
        <style:background-image/>
      </style:paragraph-properties>
      <style:text-properties officeooo:paragraph-rsid="00255adc"/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275143"/>
    </style:style>
    <style:style style:name="P198" style:family="paragraph" style:parent-style-name="Standard">
      <style:paragraph-properties fo:background-color="transparent">
        <style:background-image/>
      </style:paragraph-properties>
      <style:text-properties officeooo:paragraph-rsid="0028d8a5"/>
    </style:style>
    <style:style style:name="P199" style:family="paragraph" style:parent-style-name="Standard">
      <style:paragraph-properties fo:background-color="transparent">
        <style:background-image/>
      </style:paragraph-properties>
      <style:text-properties officeooo:paragraph-rsid="002991ff"/>
    </style:style>
    <style:style style:name="P200" style:family="paragraph" style:parent-style-name="Standard">
      <style:paragraph-properties fo:background-color="transparent">
        <style:background-image/>
      </style:paragraph-properties>
      <style:text-properties officeooo:paragraph-rsid="002cea57"/>
    </style:style>
    <style:style style:name="P20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20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0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0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0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0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0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1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2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3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4" style:family="paragraph" style:parent-style-name="Table_20_Contents">
      <style:paragraph-properties fo:margin-top="0cm" fo:margin-bottom="0.499cm" style:contextual-spacing="false"/>
    </style:style>
    <style:style style:name="P215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16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7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8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9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20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21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3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3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3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3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3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3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4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4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4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4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4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5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6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6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 style:list-style-name="L62">
      <style:text-properties fo:font-weight="normal" style:font-weight-asian="normal" style:font-weight-complex="normal"/>
    </style:style>
    <style:style style:name="P270" style:family="paragraph" style:parent-style-name="Standard" style:list-style-name="L75">
      <style:text-properties fo:font-size="12pt" style:font-size-asian="12pt" style:font-size-complex="12pt"/>
    </style:style>
    <style:style style:name="P271" style:family="paragraph" style:parent-style-name="Standard" style:list-style-name="L76">
      <style:text-properties fo:font-size="12pt" style:text-underline-style="none" style:font-size-asian="12pt" style:font-size-complex="12pt"/>
    </style:style>
    <style:style style:name="P272" style:family="paragraph" style:parent-style-name="Standard" style:list-style-name="L77">
      <style:text-properties fo:font-size="12pt" style:text-underline-style="none" style:font-size-asian="12pt" style:font-size-complex="12pt"/>
    </style:style>
    <style:style style:name="P273" style:family="paragraph" style:parent-style-name="Standard" style:list-style-name="L77">
      <style:text-properties fo:font-size="12pt" style:text-underline-style="solid" style:text-underline-width="auto" style:text-underline-color="font-color" style:font-size-asian="12pt" style:font-size-complex="12pt"/>
    </style:style>
    <style:style style:name="P274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5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6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7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8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80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2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3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4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5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6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7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8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9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90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1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92" style:family="paragraph" style:parent-style-name="Standard" style:list-style-name="L73">
      <style:paragraph-properties fo:background-color="transparent">
        <style:background-image/>
      </style:paragraph-properties>
    </style:style>
    <style:style style:name="P293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268c44"/>
    </style:style>
    <style:style style:name="P294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95" style:family="paragraph" style:parent-style-name="Standard">
      <style:paragraph-properties fo:background-color="transparent">
        <style:background-image/>
      </style:paragraph-properties>
      <style:text-properties officeooo:paragraph-rsid="002cea57"/>
    </style:style>
    <style:style style:name="P296" style:family="paragraph" style:parent-style-name="Standard">
      <style:paragraph-properties fo:background-color="transparent">
        <style:background-image/>
      </style:paragraph-properties>
      <style:text-properties officeooo:paragraph-rsid="002e698c"/>
    </style:style>
    <style:style style:name="P297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298" style:family="paragraph" style:parent-style-name="Standard">
      <style:paragraph-properties fo:background-color="transparent">
        <style:background-image/>
      </style:paragraph-properties>
      <style:text-properties officeooo:paragraph-rsid="003002e8"/>
    </style:style>
    <style:style style:name="P299" style:family="paragraph" style:parent-style-name="Standard">
      <style:paragraph-properties fo:background-color="transparent">
        <style:background-image/>
      </style:paragraph-properties>
      <style:text-properties officeooo:paragraph-rsid="00330298"/>
    </style:style>
    <style:style style:name="P300" style:family="paragraph" style:parent-style-name="Standard">
      <style:paragraph-properties fo:background-color="transparent">
        <style:background-image/>
      </style:paragraph-properties>
      <style:text-properties officeooo:paragraph-rsid="00347887"/>
    </style:style>
    <style:style style:name="P301" style:family="paragraph" style:parent-style-name="Standard">
      <style:paragraph-properties fo:background-color="transparent">
        <style:background-image/>
      </style:paragraph-properties>
      <style:text-properties officeooo:paragraph-rsid="00349ef5"/>
    </style:style>
    <style:style style:name="P302" style:family="paragraph" style:parent-style-name="Standard">
      <style:paragraph-properties fo:background-color="transparent">
        <style:background-image/>
      </style:paragraph-properties>
      <style:text-properties officeooo:paragraph-rsid="003520c8"/>
    </style:style>
    <style:style style:name="P303" style:family="paragraph" style:parent-style-name="Standard">
      <style:paragraph-properties fo:background-color="transparent">
        <style:background-image/>
      </style:paragraph-properties>
      <style:text-properties officeooo:paragraph-rsid="0039f3e0"/>
    </style:style>
    <style:style style:name="P304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5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6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7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1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12" style:family="paragraph" style:parent-style-name="Table_20_Contents" style:list-style-name="L57"/>
    <style:style style:name="P313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268c4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991ff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cea57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dfc3f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e698c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3002e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330298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37dec5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none" fo:font-weight="normal" officeooo:rsid="00255adc" fo:background-color="#ffff00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none" fo:font-weight="normal" officeooo:rsid="00268c44" fo:background-color="#ffff00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none" fo:font-weight="normal" officeooo:rsid="00275143" fo:background-color="#ffff00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none" fo:font-weight="normal" officeooo:rsid="002e698c" fo:background-color="#ffff00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none" fo:font-weight="normal" officeooo:rsid="002e698c" fo:background-color="transparent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none" fo:font-weight="normal" officeooo:rsid="00330298" fo:background-color="transparent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style:text-underline-style="none" fo:font-weight="normal" officeooo:rsid="00347887" fo:background-color="transparent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language="ru" fo:country="RU" style:text-underline-style="none" fo:font-weight="normal" officeooo:rsid="00349ef5" fo:background-color="transparent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language="ru" fo:country="RU" style:text-underline-style="none" fo:font-weight="normal" officeooo:rsid="003520c8" fo:background-color="transparent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language="ru" fo:country="RU" style:text-underline-style="none" fo:font-weight="normal" officeooo:rsid="0036f4fe" fo:background-color="transparent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language="ru" fo:country="RU" style:text-underline-style="none" fo:font-weight="normal" officeooo:rsid="0039f3e0" fo:background-color="transparent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45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48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fo:background-color="#ffff00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fo:background-color="#ffff00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bc925" fo:background-color="#ffff00" style:font-size-asian="12pt" style:font-weight-asian="normal" style:font-size-complex="12pt" style:font-weight-complex="normal"/>
    </style:style>
    <style:style style:name="T51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Liberation Sans" style:text-underline-style="none"/>
    </style:style>
    <style:style style:name="T54" style:family="text">
      <style:text-properties style:font-name="Liberation Sans" style:text-underline-style="none" fo:background-color="#f9f9f9"/>
    </style:style>
    <style:style style:name="T5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56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57" style:family="text">
      <style:text-properties style:font-name="Liberation Sans" fo:language="ru" fo:country="RU" fo:font-weight="normal" style:font-weight-asian="normal" style:font-weight-complex="normal"/>
    </style:style>
    <style:style style:name="T5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5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60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6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6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63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64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65" style:family="text">
      <style:text-properties style:font-name="Liberation Sans" fo:font-weight="normal" style:font-weight-asian="normal" style:font-weight-complex="normal"/>
    </style:style>
    <style:style style:name="T66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6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68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69" style:family="text">
      <style:text-properties fo:font-variant="normal" fo:text-transform="none" fo:color="#000000" fo:letter-spacing="normal" fo:font-style="normal" fo:font-weight="normal"/>
    </style:style>
    <style:style style:name="T70" style:family="text">
      <style:text-properties fo:font-variant="normal" fo:text-transform="none" fo:color="#000000" fo:letter-spacing="normal" fo:font-style="normal" fo:font-weight="normal" fo:background-color="#ffff00"/>
    </style:style>
    <style:style style:name="T7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73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74" style:family="text">
      <style:text-properties fo:font-style="italic" fo:background-color="#ffff00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background-color="#ffff00"/>
    </style:style>
    <style:style style:name="T77" style:family="text">
      <style:text-properties fo:color="#ff0000"/>
    </style:style>
    <style:style style:name="T78" style:family="text">
      <style:text-properties fo:color="#ff0000" fo:background-color="transparent"/>
    </style:style>
    <style:style style:name="T79" style:family="text">
      <style:text-properties fo:color="#00ff00"/>
    </style:style>
    <style:style style:name="T80" style:family="text">
      <style:text-properties style:use-window-font-color="true"/>
    </style:style>
    <style:style style:name="T81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82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83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84" style:family="text">
      <style:text-properties style:font-name-asian="Liberation Sans1" style:font-name-complex="Liberation Sans1"/>
    </style:style>
    <style:style style:name="T85" style:family="text">
      <style:text-properties fo:background-color="transparent"/>
    </style:style>
    <style:style style:name="T86" style:family="text">
      <style:text-properties fo:language="en" fo:country="US" fo:font-style="normal" style:text-underline-style="none" style:font-style-asian="normal" style:font-style-complex="normal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style:text-underline-style="none"/>
    </style:style>
    <style:style style:name="T89" style:family="text">
      <style:text-properties style:font-name="Liberation Sans2"/>
    </style:style>
    <style:style style:name="T90" style:family="text">
      <style:text-properties style:font-name="Liberation Sans1" style:font-name-asian="Liberation Sans1" style:font-name-complex="Liberation Sans1"/>
    </style:style>
    <style:style style:name="T91" style:family="text">
      <style:text-properties fo:color="#ff00ff"/>
    </style:style>
    <style:style style:name="T92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93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94" style:family="text">
      <style:text-properties officeooo:rsid="00255ad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Рабочая среда</text:p>
          </table:table-cell>
          <table:table-cell table:style-name="Таблица1.A1" office:value-type="string">
            <text:p text:style-name="P158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8">любой терминал (xterm, rxvt, mrxvt, ...)</text:p>
      <text:p text:style-name="P8"/>
      <text:p text:style-name="P8">Windows:</text:p>
      <text:list xml:id="list7657403695934405893" text:style-name="L1">
        <text:list-item>
          <text:p text:style-name="P215">установить Ruby для Windows, запускать через виндозный cmd</text:p>
          <text:p text:style-name="P215">&gt;&gt;&gt; показать Start/Run/cmd</text:p>
        </text:list-item>
        <text:list-item>
          <text:p text:style-name="P215">установить cygwin и получить линукс под виндой</text:p>
        </text:list-item>
        <text:list-item>
          <text:p text:style-name="P215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413518727955806239" text:style-name="L2">
        <text:list-item>
          <text:p text:style-name="P216">установка</text:p>
        </text:list-item>
        <text:list-item>
          <text:p text:style-name="P216">удаление</text:p>
        </text:list-item>
        <text:list-item>
          <text:p text:style-name="P216">обновление</text:p>
        </text:list-item>
        <text:list-item>
          <text:p text:style-name="P216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8">pwd</text:p>
      <text:p text:style-name="P138">ls</text:p>
      <text:p text:style-name="P138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2423875699681059800" text:style-name="L3">
        <text:list-item>
          <text:p text:style-name="P217">имеющий подсветку синтаксиса для данного языка</text:p>
        </text:list-item>
        <text:list-item>
          <text:p text:style-name="P217">позволяющий задавать <text:span text:style-name="T1">формат конца строки</text:span>.</text:p>
        </text:list-item>
      </text:list>
      <text:p text:style-name="P8"/>
      <text:list xml:id="list128709366990871172" text:style-name="L4">
        <text:list-item>
          <text:p text:style-name="P218">emacs (swiss army knife)</text:p>
        </text:list-item>
        <text:list-item>
          <text:p text:style-name="P218">sublime text (есть подсказки по языковым конструкциям!)</text:p>
        </text:list-item>
        <text:list-item>
          <text:p text:style-name="P218">Edit Plus</text:p>
        </text:list-item>
        <text:list-item>
          <text:p text:style-name="P218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6">Демонстрация \r</text:p>
      <text:p text:style-name="P8"/>
      <text:p text:style-name="P140">&gt; echo -e “hello\r” # отличий не видно</text:p>
      <text:p text:style-name="P140">&gt; echo -e “hello\rH” # =&gt; Hello</text:p>
      <text:p text:style-name="P147"/>
      <text:p text:style-name="P140">&gt; for i in `seq 1 10`; do echo $i; done; echo “”</text:p>
      <text:p text:style-name="P140">&gt; for i in `seq 1 10`; do echo -n $i; done; echo “” <text:s text:c="7"/># =&gt; 12345678910</text:p>
      <text:p text:style-name="P140">&gt; for i in `seq 1 10`; do echo -ne “$i\r”; done; echo “” # =&gt; 10</text:p>
      <text:p text:style-name="P139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7448154616503393498" text:style-name="L5">
        <text:list-header>
          <text:p text:style-name="P274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9024554613674622286" text:style-name="L6">
        <text:list-header>
          <text:p text:style-name="P275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soft-page-break/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/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4">Консоль Руби </text:p>
            <text:p text:style-name="P154">Встроенная документация по руби</text:p>
            <text:p text:style-name="P154">Переменные</text:p>
            <text:p text:style-name="P154">Всякое разное</text:p>
          </table:table-cell>
          <table:table-cell table:style-name="Table1.A1" office:value-type="string">
            <text:p text:style-name="P158">Занятие 2</text:p>
            <text:p text:style-name="P158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7">ruby-1.9.2-p290</text:p>
      <text:p text:style-name="P137">ruby-1.9.3-p448 </text:p>
      <text:p text:style-name="P137">ruby-1.9.3-rc1 </text:p>
      <text:p text:style-name="P137">ruby-2.0.0-p247 </text:p>
      <text:p text:style-name="P137"/>
      <text:p text:style-name="P23">где применяется ruby</text:p>
      <text:p text:style-name="P23"/>
      <text:list xml:id="list6750000593106511912" text:style-name="L7">
        <text:list-item>
          <text:p text:style-name="P244">консольные утилиты </text:p>
        </text:list-item>
      </text:list>
      <text:list xml:id="list815505568596895900" text:style-name="L8">
        <text:list-item>
          <text:p text:style-name="P245">gui (tk) – Oh, no!</text:p>
        </text:list-item>
        <text:list-item>
          <text:p text:style-name="P24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4">"hello"[0] <text:s text:c="3"/>#=&gt; 104</text:p>
      <text:p text:style-name="P134"/>
      <text:p text:style-name="P85">ruby 1.9.x и 2.0.0</text:p>
      <text:p text:style-name="P85"/>
      <text:p text:style-name="P134">"hello"[0] <text:s text:c="3"/>#=&gt; “h”</text:p>
      <text:p text:style-name="P137"><text:soft-page-break/></text:p>
      <text:p text:style-name="P92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28">irb – интерактивный руби (REPL - read, evaluate, print, loop)</text:p>
      <text:p text:style-name="P28"/>
      <text:p text:style-name="P28">&gt;&gt;&gt; Демонстрация, параллельно они выполняют то же самое</text:p>
      <text:p text:style-name="P28"/>
      <text:p text:style-name="P28">!!!Запустите irb и попробуйте выполнить следующие команды</text:p>
      <text:p text:style-name="P28"/>
      <text:p text:style-name="P134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35">9/4 <text:s text:c="14"/>#=&gt;2 <text:s text:c="2"/>удивлены?</text:p>
      <text:p text:style-name="P135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35">“oo” + “ps” <text:s text:c="6"/>#=&gt;”oops” <text:s/># конкатенация строк</text:p>
      <text:p text:style-name="P135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35">num = 6+3</text:p>
      <text:p text:style-name="P135">num += 2</text:p>
      <text:p text:style-name="P135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36">Полезные утилиты – ri</text:p>
      <text:p text:style-name="P36"/>
      <text:p text:style-name="P28">ri – (ruby information) – справочная система руби (в консоли)</text:p>
      <text:p text:style-name="P28"/>
      <text:p text:style-name="P134">&gt;ri --help</text:p>
      <text:p text:style-name="P134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28">&gt;&gt;&gt; Объяснить, что они видят в следующем задании. один и тот же метод определен в разных классах.</text:p>
      <text:p text:style-name="P10">&gt;&gt;&gt; <text:span text:style-name="T69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26">Имена переменных и констант состоят из:</text:p>
      <text:list xml:id="list1039542941752950772" text:style-name="L9">
        <text:list-item>
          <text:p text:style-name="P246">буквы</text:p>
        </text:list-item>
        <text:list-item>
          <text:p text:style-name="P246">цифры (не может быть первой)</text:p>
        </text:list-item>
        <text:list-item>
          <text:p text:style-name="P24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3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69"><text:tab/></text:span><text:span text:style-name="T71">S</text:span><text:span text:style-name="T69">tring, Array</text:span><text:span text:style-name="T70">, Hash</text:span></text:p>
      <text:p text:style-name="P25"><text:tab/>Enumerable, Comparable</text:p>
      <text:p text:style-name="P2"><text:span text:style-name="T69"><text:tab/></text:span><text:span text:style-name="T71">M</text:span><text:span text:style-name="T69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4">Типы данных</text:p>
            <text:p text:style-name="P154">Операции:</text:p>
            <text:p text:style-name="P154"><text:s/>* интерполяция</text:p>
            <text:p text:style-name="P154"><text:s/>* regular expression matching</text:p>
            <text:p text:style-name="P154">управляющие структуры</text:p>
            <text:p text:style-name="P154"><text:s/>* if</text:p>
            <text:p text:style-name="P154"><text:s/>* while</text:p>
          </table:table-cell>
          <table:table-cell table:style-name="Таблица2.A1" office:value-type="string">
            <text:p text:style-name="P158">Занятие 3</text:p>
            <text:p text:style-name="P158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547911683354805926" text:style-name="L10">
        <text:list-item>
          <text:p text:style-name="P247">что такое irb и ri?</text:p>
        </text:list-item>
        <text:list-item>
          <text:p text:style-name="P247">в hello.upcase, как называется часть upcase (ответ: метод)</text:p>
        </text:list-item>
        <text:list-item>
          <text:p text:style-name="P247">какая разница между # и . перед названием метода при обращении в ri: например String#upcase и String.new</text:p>
        </text:list-item>
        <text:list-item>
          <text:p text:style-name="P247">Чем отличаются переменные от констант</text:p>
        </text:list-item>
        <text:list-item>
          <text:p text:style-name="P247">Как именуются переменные, каким регулярным выражением вы бы это описали. Ответ: [_a-z][A-Za-z_0-9]</text:p>
        </text:list-item>
        <text:list-item>
          <text:p text:style-name="P247">Как именуются константы, опишите это регулярным выражением. Ответ: [A-Z][A-Za-z_0-9]</text:p>
        </text:list-item>
        <text:list-item>
          <text:p text:style-name="P247">Назовите константы, используя которые можно вывести данные в поток ошибок или в поток вывода : STDERR, STDOUT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838192694895856644" text:style-name="L11">
        <text:list-item>
          <text:p text:style-name="P248">допустимые значения и свойства</text:p>
        </text:list-item>
        <text:list-item>
          <text:p text:style-name="P24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6510604166173234279" text:style-name="L12">
        <text:list-item>
          <text:p text:style-name="P249">численные: Integer, Float, Fixnum (&lt;Integer), Bignum (&lt;Integer), Numeric</text:p>
        </text:list-item>
        <text:list-item>
          <text:p text:style-name="P249">строковые String</text:p>
        </text:list-item>
        <text:list-item>
          <text:p text:style-name="P249">логические (булевские = boolean): FalseClass, TrueClass</text:p>
        </text:list-item>
        <text:list-item>
          <text:p text:style-name="P254">File, IO, Symbol</text:p>
        </text:list-item>
        <text:list-item>
          <text:p text:style-name="P254">Array</text:p>
        </text:list-item>
        <text:list-item>
          <text:p text:style-name="P25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7760304520985372881" text:style-name="L13">
        <text:list-item>
          <text:p text:style-name="P250">Dictionary, PartOfSpeechDictionary</text:p>
        </text:list-item>
        <text:list-item>
          <text:p text:style-name="P250">Sentence</text:p>
        </text:list-item>
        <text:list-item>
          <text:p text:style-name="P250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8507707813474557195" text:style-name="L14">
        <text:list-item>
          <text:p text:style-name="P251">динамическая типизация (shell, awk, ruby, python,...) /dynamically typed language/</text:p>
        </text:list-item>
        <text:list-item>
          <text:p text:style-name="P251">статическая типизация (С, Java)</text:p>
        </text:list-item>
      </text:list>
      <text:p text:style-name="P25"/>
      <text:p text:style-name="P25">При статической типизации</text:p>
      <text:list xml:id="list4972825981711010286" text:style-name="L15">
        <text:list-item>
          <text:p text:style-name="P252">тип переменной задается сразу</text:p>
          <text:p text:style-name="P280">пример в C: int a = 20</text:p>
        </text:list-item>
        <text:list-item>
          <text:p text:style-name="P252">тип переменной нельзя изменить в процессе работы</text:p>
        </text:list-item>
      </text:list>
      <text:p text:style-name="P148">пример: a = “now this is a string” </text:p>
      <text:list xml:id="list151342306471534" text:continue-numbering="true" text:style-name="L15">
        <text:list-header>
          <text:p text:style-name="P278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7471302570954580483" text:style-name="L16">
        <text:list-item>
          <text:list>
            <text:list-item>
              <text:p text:style-name="P25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3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<text:soft-page-break/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42"/>
      <text:p text:style-name="P64"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76">expression-that-is-</text:span><text:span text:style-name="T74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41">i=0, j=0 </text:p>
      <text:p text:style-name="P141">i=1, j=1 </text:p>
      <text:p text:style-name="P141">i=2, j=3 </text:p>
      <text:p text:style-name="P49"><text:soft-page-break/>&gt;&gt;&gt; Почему цикл не пошел на следующую итерацию?</text:p>
      <text:p text:style-name="P141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D2" office:value-type="string">
            <text:p text:style-name="P150"/>
          </table:table-cell>
        </table:table-row>
      </table:table>
      <text:p text:style-name="P49"/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42">String#chomp String#chomp!</text:p>
      <text:p text:style-name="P142">String#chop <text:s text:c="3"/>String#chop!</text:p>
      <text:p text:style-name="P142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78">user</text:span>/bin/ruby</text:p>
      <text:p text:style-name="P2"><text:soft-page-break/></text:p>
      <text:p text:style-name="P2">while line = gets</text:p>
      <text:p text:style-name="P2"><text:s text:c="4"/><text:span text:style-name="T76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78">elseif</text:span> line &lt; 0 <text:s/><text:span text:style-name="T77"># line is a string</text:span></text:p>
      <text:p text:style-name="P2"><text:s text:c="7"/>puts line + “ is a negative number”</text:p>
      <text:p text:style-name="P2"><text:s text:c="4"/><text:span text:style-name="T77">elseif</text:span> line == “0”</text:p>
      <text:p text:style-name="P2"><text:s text:c="7"/>puts line + “ is zero”</text:p>
      <text:p text:style-name="P2"><text:s text:c="4"/><text:span text:style-name="T77">elseif</text:span> # should be else</text:p>
      <text:p text:style-name="P2"><text:s text:c="7"/>puts “#{line} is a negative number”</text:p>
      <text:p text:style-name="P2"><text:s text:c="4"/># <text:span text:style-name="T77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4">Решение задач</text:p>
          </table:table-cell>
          <table:table-cell table:style-name="Table2.A1" office:value-type="string">
            <text:p text:style-name="P158">Занятие 4</text:p>
            <text:p text:style-name="P158">(60 мин)</text:p>
          </table:table-cell>
        </table:table-row>
      </table:table>
      <text:p text:style-name="P28"/>
      <text:p text:style-name="P28">Вопросы:</text:p>
      <text:p text:style-name="P28"/>
      <text:list xml:id="list737262072879614274" text:style-name="L17">
        <text:list-item>
          <text:p text:style-name="P255">На что влияет тип данных?</text:p>
        </text:list-item>
        <text:list-item>
          <text:p text:style-name="P255">Как Руби знает, к какому типу относится тот или иной программный объект?</text:p>
        </text:list-item>
      </text:list>
      <text:list xml:id="list5017661158853162363" text:style-name="L18">
        <text:list-item>
          <text:p text:style-name="P281">В двойных/одинарных кавычках это … ? – String</text:p>
        </text:list-item>
        <text:list-item>
          <text:p text:style-name="P281">В квадратных скобках это … ? – Array</text:p>
        </text:list-item>
        <text:list-item>
          <text:p text:style-name="P281">В фигурный скобках это ... ? -- Hash</text:p>
        </text:list-item>
        <text:list-item>
          <text:p text:style-name="P281">Как задать диапазон? – .. или ...</text:p>
        </text:list-item>
      </text:list>
      <text:list xml:id="list151341874771069" text:continue-list="list737262072879614274" text:style-name="L17">
        <text:list-item>
          <text:p text:style-name="P255">Можно ли изменить тип переменной в программе?</text:p>
        </text:list-item>
        <text:list-item>
          <text:p text:style-name="P255">Назовите некоторые методы, которые преобразуют объект к другому типу? – (to_s, to_i, to_f, to_a)</text:p>
        </text:list-item>
        <text:list-item>
          <text:p text:style-name="P25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55">Что такое интерполяция и где ее использовать?</text:p>
        </text:list-item>
        <text:list-item>
          <text:p text:style-name="P255">Почему оператор условия if называется оператором ветвления?</text:p>
        </text:list-item>
        <text:list-item>
          <text:p text:style-name="P255">Сколько веток и какие могут быть в if?</text:p>
        </text:list-item>
        <text:list-item>
          <text:p text:style-name="P255">Имеет ли значение порядок ветвей в if?</text:p>
        </text:list-item>
        <text:list-item>
          <text:p text:style-name="P255">Назовите операторы сравнения: </text:p>
        </text:list-item>
      </text:list>
      <text:list xml:id="list3144697083067962004" text:style-name="L19">
        <text:list-item>
          <text:p text:style-name="P282">ответ: &lt; &gt; == !=</text:p>
        </text:list-item>
      </text:list>
      <text:list xml:id="list151341868393933" text:continue-list="list151341874771069" text:style-name="L17">
        <text:list-item>
          <text:p text:style-name="P25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55">Почему то, что возвращает оператор =~ , можно использовать в условии?</text:p>
        </text:list-item>
        <text:list-item>
          <text:p text:style-name="P255">Что у руби является true и что false?</text:p>
        </text:list-item>
        <text:list-item>
          <text:p text:style-name="P255">Зачем нужны циклы?</text:p>
        </text:list-item>
        <text:list-item>
          <text:p text:style-name="P255">При каком условии выполняется тело цикла while? Сколько раз он выполняется?</text:p>
        </text:list-item>
        <text:list-item>
          <text:p text:style-name="P255">Когда заканчивается цикл while?</text:p>
        </text:list-item>
        <text:list-item>
          <text:p text:style-name="P25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5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0"/>
          </table:table-cell>
          <table:covered-table-cell/>
          <table:table-cell table:style-name="Table3.A1" table:number-columns-spanned="2" office:value-type="string">
            <text:p text:style-name="P151">Gold corpus</text:p>
          </table:table-cell>
          <table:covered-table-cell/>
          <table:table-cell table:style-name="Table3.E1" office:value-type="string">
            <text:p text:style-name="P15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1">True (<text:span text:style-name="T79">NP</text:span>)</text:p>
          </table:table-cell>
          <table:table-cell table:style-name="Table3.C2" office:value-type="string">
            <text:p text:style-name="P151">False (<text:span text:style-name="T79">non-NP</text:span>)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table:number-rows-spanned="2" office:value-type="string">
            <text:p text:style-name="P150">Auto</text:p>
          </table:table-cell>
          <table:table-cell table:style-name="Table3.C2" office:value-type="string">
            <text:p text:style-name="P150">Positive (<text:span text:style-name="T77">NP</text:span>)</text:p>
          </table:table-cell>
          <table:table-cell table:style-name="Table3.C2" office:value-type="string">
            <text:p text:style-name="P150">tp: <text:span text:style-name="T77">NP</text:span> = <text:span text:style-name="T79">NP</text:span></text:p>
          </table:table-cell>
          <table:table-cell table:style-name="Table3.C2" office:value-type="string">
            <text:p text:style-name="P150">fp: <text:span text:style-name="T77">NP</text:span> != <text:span text:style-name="T79">non-NP</text:span></text:p>
          </table:table-cell>
          <table:table-cell table:style-name="Table3.E2" office:value-type="string">
            <text:p text:style-name="P150">--&gt; precision</text:p>
          </table:table-cell>
        </table:table-row>
        <table:table-row>
          <table:covered-table-cell/>
          <table:table-cell table:style-name="Table3.C2" office:value-type="string">
            <text:p text:style-name="P150">Negative (<text:span text:style-name="T77">non-NP</text:span>)</text:p>
          </table:table-cell>
          <table:table-cell table:style-name="Table3.C2" office:value-type="string">
            <text:p text:style-name="P150">fn: <text:span text:style-name="T77">non-NP </text:span><text:span text:style-name="T80">!= </text:span><text:span text:style-name="T79">NP</text:span></text:p>
          </table:table-cell>
          <table:table-cell table:style-name="Table3.C2" office:value-type="string">
            <text:p text:style-name="P150"><text:span text:style-name="T80">tn: </text:span><text:span text:style-name="T77">non-NP</text:span> = <text:span text:style-name="T79">non-NP</text:span>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>--&gt; recall</text:p>
          </table:table-cell>
          <table:table-cell table:style-name="Table3.C2" office:value-type="string">
            <text:p text:style-name="P150"/>
          </table:table-cell>
          <table:table-cell table:style-name="Table3.E2" office:value-type="string">
            <text:p text:style-name="P150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1">Сравнение</text:p>
          </table:table-cell>
          <table:table-cell table:style-name="Table4.A1" office:value-type="string">
            <text:p text:style-name="P151">Gold</text:p>
          </table:table-cell>
          <table:table-cell table:style-name="Table4.A1" office:value-type="string">
            <text:p text:style-name="P151">Auto</text:p>
          </table:table-cell>
          <table:table-cell table:style-name="Table4.D1" office:value-type="string">
            <text:p text:style-name="P151">Класс</text:p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3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</table:table>
      <text:p text:style-name="P28"/>
      <text:p text:style-name="P134">Accuracy: (tp + tn) / (tp + tn + fp + fn)</text:p>
      <text:p text:style-name="P134"/>
      <text:p text:style-name="P134"/>
      <text:p text:style-name="P134">Precision: tp / (tp + fp)</text:p>
      <text:p text:style-name="P134"/>
      <text:p text:style-name="P134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4">Решение задач</text:p>
            <text:p text:style-name="P154">lesson.04/precision</text:p>
            <text:p text:style-name="P154">lesson.04.tasks/task.{02,03}</text:p>
          </table:table-cell>
          <table:table-cell table:style-name="Table5.A1" office:value-type="string">
            <text:p text:style-name="P158">Занятие 6</text:p>
            <text:p text:style-name="P158">(60 мин)</text:p>
          </table:table-cell>
        </table:table-row>
      </table:table>
      <text:p text:style-name="P28"/>
      <text:p text:style-name="P28">Раздаточный материал:</text:p>
      <text:list xml:id="list3386436849012333131" text:style-name="L20">
        <text:list-item>
          <text:p text:style-name="P256">lesson.06.tar.bz2</text:p>
        </text:list-item>
        <text:list-item>
          <text:p text:style-name="P256"/>
        </text:list-item>
        <text:list-item>
          <text:p text:style-name="P25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4">Разбор заданий</text:p>
            <text:p text:style-name="P154">Массивы</text:p>
            <text:p text:style-name="P154"/>
          </table:table-cell>
          <table:table-cell table:style-name="Table6.A1" office:value-type="string">
            <text:p text:style-name="P158">Занятие 7</text:p>
            <text:p text:style-name="P158"/>
          </table:table-cell>
        </table:table-row>
      </table:table>
      <text:p text:style-name="P28"/>
      <text:p text:style-name="P37">Раздаточный материал</text:p>
      <text:p text:style-name="P37"/>
      <text:list xml:id="list6300197766665848730" text:style-name="L21">
        <text:list-item>
          <text:p text:style-name="P262">lesson.07.tar.bz2</text:p>
        </text:list-item>
        <text:list-item>
          <text:p text:style-name="P264">dictester.all.tar.bz2 (дапм всего DicTester --all)</text:p>
        </text:list-item>
        <text:list-item>
          <text:p text:style-name="P26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4464132811781948191" text:style-name="L22">
        <text:list-item>
          <text:p text:style-name="P257">правильное VBD заканчиватся на ED: confuse -&gt; confused</text:p>
        </text:list-item>
        <text:list-item>
          <text:p text:style-name="P25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4">Verbs (VB) in dictionary: 11785 </text:p>
      <text:p text:style-name="P134">Regular/irregular VBD: 8948/280 (= 9228 в сумме)</text:p>
      <text:p text:style-name="P28"/>
      <text:p text:style-name="P28">Если есть отличия,</text:p>
      <text:list xml:id="list7479112299193502905" text:style-name="L23">
        <text:list-item>
          <text:p text:style-name="P25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85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8">p.55 и lesson.14 в старом курсе, можно взять без изменений</text:p>
      <text:p text:style-name="P188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44">letters = [“a”, “b”, “c”, “d”, “e”]</text:p>
      <text:p text:style-name="P144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0">ключ/индекс</text:p>
          </table:table-cell>
          <table:table-cell table:style-name="Table27.B2" office:value-type="string">
            <text:p text:style-name="P150">значение</text:p>
          </table:table-cell>
        </table:table-row>
        <table:table-row>
          <table:table-cell table:style-name="Table27.A3" office:value-type="float" office:value="0">
            <text:p text:style-name="P150">0</text:p>
          </table:table-cell>
          <table:table-cell table:style-name="Table27.B2" office:value-type="string">
            <text:p text:style-name="P150">“a”</text:p>
          </table:table-cell>
        </table:table-row>
        <text:soft-page-break/>
        <table:table-row>
          <table:table-cell table:style-name="Table27.A3" office:value-type="float" office:value="1">
            <text:p text:style-name="P150">1</text:p>
          </table:table-cell>
          <table:table-cell table:style-name="Table27.B2" office:value-type="string">
            <text:p text:style-name="P150">“b”</text:p>
          </table:table-cell>
        </table:table-row>
        <table:table-row>
          <table:table-cell table:style-name="Table27.A3" office:value-type="float" office:value="2">
            <text:p text:style-name="P150">2</text:p>
          </table:table-cell>
          <table:table-cell table:style-name="Table27.B2" office:value-type="string">
            <text:p text:style-name="P150">“c”</text:p>
          </table:table-cell>
        </table:table-row>
        <table:table-row>
          <table:table-cell table:style-name="Table27.A3" office:value-type="float" office:value="3">
            <text:p text:style-name="P150">3</text:p>
          </table:table-cell>
          <table:table-cell table:style-name="Table27.B2" office:value-type="string">
            <text:p text:style-name="P150">“d”</text:p>
          </table:table-cell>
        </table:table-row>
        <table:table-row>
          <table:table-cell table:style-name="Table27.A3" office:value-type="float" office:value="4">
            <text:p text:style-name="P150">4</text:p>
          </table:table-cell>
          <table:table-cell table:style-name="Table27.B2" office:value-type="string">
            <text:p text:style-name="P150">“e”</text:p>
          </table:table-cell>
        </table:table-row>
        <table:table-row>
          <table:table-cell table:style-name="Table27.A3" office:value-type="float" office:value="5">
            <text:p text:style-name="P150">5</text:p>
          </table:table-cell>
          <table:table-cell table:style-name="Table27.B2" office:value-type="string">
            <text:p text:style-name="P150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44">letters[0] #=&gt; “a”</text:p>
      <text:p text:style-name="P144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44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44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soft-page-break/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44">letters = %w{a b c d e}</text:p>
      <text:p text:style-name="P144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44">letters = Array.new <text:s text:c="2"/># синоним letters = []</text:p>
      <text:p text:style-name="P144"/>
      <text:p text:style-name="P69">Здесь .new это название метода, создающего новый экземпляр массива. Этот метод называется <text:span text:style-name="T75">конструктором</text:span>.</text:p>
      <text:p text:style-name="P69"/>
      <text:p text:style-name="P69">Добавление элемента в конец массива</text:p>
      <text:p text:style-name="P69"/>
      <text:p text:style-name="P144">letters &lt;&lt; “a”</text:p>
      <text:p text:style-name="P144"><text:soft-page-break/>letters &lt;&lt; “a” &lt;&lt; “b” &lt;&lt; “c”</text:p>
      <text:p text:style-name="P69"/>
      <text:p text:style-name="P69">синонимы</text:p>
      <text:p text:style-name="P144"/>
      <text:p text:style-name="P144">letters.push “k”</text:p>
      <text:p text:style-name="P144">letters.push(“k”, “l”, “m”)</text:p>
      <text:p text:style-name="P144">letters.push “k”, “l”, “m” <text:s/># можно без скобок</text:p>
      <text:p text:style-name="P69"/>
      <text:p text:style-name="P69"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2"/>
      <text:p text:style-name="P69"><text:span text:style-name="T84">Вопрос: 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84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4">Решение задач</text:p>
            <text:p text:style-name="P154"/>
          </table:table-cell>
          <table:table-cell table:style-name="Table7.A1" office:value-type="string">
            <text:p text:style-name="P158">Занятие 8</text:p>
            <text:p text:style-name="P158">(90 минут)</text:p>
          </table:table-cell>
        </table:table-row>
      </table:table>
      <text:p text:style-name="P208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336805766196831947" text:style-name="L24">
        <text:list-item>
          <text:p text:style-name="P259">lesson.08.tar.bz2</text:p>
        </text:list-item>
        <text:list-item>
          <text:p text:style-name="P25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375087899010260078" text:style-name="L25">
        <text:list-item>
          <text:p text:style-name="P263">Что есть массив и в чем его отличие от просто переменной?</text:p>
        </text:list-item>
        <text:list-item>
          <text:p text:style-name="P263">Как объявить массив? Зачем объявлять массив?</text:p>
        </text:list-item>
        <text:list-item>
          <text:p text:style-name="P263">Как создать массив? Как создать массив строк?</text:p>
        </text:list-item>
        <text:list-item>
          <text:p text:style-name="P26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63">Как получить содержимое какой-то ячейки массива? И как положить значение в ячейку?</text:p>
        </text:list-item>
        <text:list-item>
          <text:p text:style-name="P263">Можно ли получать или назначать значения сразу нескольким элементам массива?</text:p>
        </text:list-item>
        <text:list-item>
          <text:p text:style-name="P26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6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6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4">Итераторы (в массивах)</text:p>
            <text:p text:style-name="P154">Цикл for</text:p>
            <text:p text:style-name="P154">Другие методы массивов</text:p>
          </table:table-cell>
          <table:table-cell table:style-name="Table8.A1" office:value-type="string">
            <text:p text:style-name="P158">Занятие 9</text:p>
            <text:p text:style-name="P158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94628637894564349" text:style-name="L26">
        <text:list-item>
          <text:p text:style-name="P260">lesson.09.tar.bz2</text:p>
        </text:list-item>
        <text:list-item>
          <text:p text:style-name="P260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7641252748263077534" text:style-name="L27">
        <text:list-item>
          <text:p text:style-name="P261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oft-page-break/><text:s text:c="2"/>puts i</text:p>
      <text:p text:style-name="P52">end</text:p>
      <text:p text:style-name="P52"/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44">52 words of length 1 </text:p>
      <text:p text:style-name="P144">183 words of length 2 </text:p>
      <text:p text:style-name="P144">838 words of length 3 </text:p>
      <text:p text:style-name="P144"/>
      <text:p text:style-name="P69">ответ: word_lengths/word_lengths_1.rb</text:p>
      <text:p text:style-name="P69"/>
      <text:p text:style-name="P69">!!! <text:span text:style-name="T76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><text:soft-page-break/></text:p>
      <text:p text:style-name="P48">&gt;&gt;&gt; Вопрос, что такое оператор | </text:p>
      <text:p text:style-name="P48">&gt;&gt;&gt; ri 'Array#|'</text:p>
      <text:p text:style-name="P48"/>
      <text:p text:style-name="P48">Домашнее задание: почитать ri Array</text:p>
      <text:p text:style-name="P70"/>
      <text:p text:style-name="P64">Получение нескольких <text:span text:style-name="T85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2142500194574501065" text:style-name="L28">
        <text:list-item>
          <text:p text:style-name="P219">метод Kernel#load</text:p>
        </text:list-item>
        <text:list-item>
          <text:p text:style-name="P219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<text:soft-page-break/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75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><text:soft-page-break/></text:p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76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<text:soft-page-break/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/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4">Разбор заданий</text:p>
            <text:p text:style-name="P154">Array#map</text:p>
            <text:p text:style-name="P154"/>
          </table:table-cell>
          <table:table-cell table:style-name="Table9.A1" office:value-type="string">
            <text:p text:style-name="P158">Занятие 10</text:p>
            <text:p text:style-name="P158">(90 минут)</text:p>
          </table:table-cell>
        </table:table-row>
      </table:table>
      <text:p text:style-name="P69"/>
      <text:p text:style-name="P160">Раздаточный материал</text:p>
      <text:p text:style-name="P160"/>
      <text:list xml:id="list4887788380544914532" text:style-name="L29">
        <text:list-item>
          <text:p text:style-name="P304">lesson.10.tar.bz2</text:p>
        </text:list-item>
      </text:list>
      <text:p text:style-name="P154"/>
      <text:p text:style-name="P160">Вопросы</text:p>
      <text:p text:style-name="P160"/>
      <text:list xml:id="list8359279586792906213" text:style-name="L30">
        <text:list-item>
          <text:p text:style-name="P307">Сколько времени ушло на ДЗ на этой неделе?</text:p>
        </text:list-item>
        <text:list-item>
          <text:p text:style-name="P307">Просмотрели ли презентацию до конца и есть ли вопросы? Что стоит рассмотреть сейчас?</text:p>
        </text:list-item>
        <text:list-item>
          <text:p text:style-name="P307">Что общего в методах, имена которых оканчиваются на знак вопроса?</text:p>
        </text:list-item>
        <text:list-item>
          <text:p text:style-name="P307">О чем говорит знак ! в имени метода?</text:p>
        </text:list-item>
        <text:list-item>
          <text:p text:style-name="P307">Все ли методы, оканчивающиеся на ! изменяют объект, к которому применяются?</text:p>
        </text:list-item>
        <text:list-item>
          <text:p text:style-name="P307">Назовите какие-нибудь методы объектов класса Array? И что они делают?</text:p>
        </text:list-item>
        <text:list-item>
          <text:p text:style-name="P307">Как преобразовать массив к строке (например, чтобы вывести его на печать)? -- to_s и join</text:p>
        </text:list-item>
      </text:list>
      <text:p text:style-name="P154"/>
      <text:p text:style-name="P154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8097733422277431910" text:style-name="L31">
        <text:list-item>
          <text:p text:style-name="P308">lengths.with_cp1252 - <text:s/>длины вычислены неправильно</text:p>
        </text:list-item>
        <text:list-item>
          <text:p text:style-name="P308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4">Обращение к элементу вложенного массива</text:p>
      <text:p text:style-name="P154"><text:tab/>lengths[i][j]</text:p>
      <text:p text:style-name="P154"/>
      <text:p text:style-name="P161">Разбор задания extract_nth_sentence.rb</text:p>
      <text:p text:style-name="P161"/>
      <text:p text:style-name="P163">Вопросы:</text:p>
      <text:list xml:id="list5943175918267868734" text:style-name="L32">
        <text:list-item>
          <text:p text:style-name="P310">Как определить каждое 10е предложение в тексте?</text:p>
        </text:list-item>
        <text:list-item>
          <text:p text:style-name="P310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4"/>
      <text:p text:style-name="P154">&gt;&gt;&gt; могут быть отличия из-за 0 % 10 =&gt; 0</text:p>
      <text:p text:style-name="P154"/>
      <text:p text:style-name="P154">показать скрипт extract_nth_sentence_with_options.rb</text:p>
      <text:list xml:id="list2240456042571096955" text:style-name="L33">
        <text:list-item>
          <text:p text:style-name="P305">глобальная переменная @nth</text:p>
        </text:list-item>
        <text:list-item>
          <text:p text:style-name="P305">внешняя библиотека optparse</text:p>
        </text:list-item>
        <text:list-item>
          <text:p text:style-name="P305">опция --help</text:p>
        </text:list-item>
        <text:list-item>
          <text:p text:style-name="P305">опция --each-nth=NUMBER</text:p>
        </text:list-item>
      </text:list>
      <text:p text:style-name="P154"/>
      <text:p text:style-name="P161">Разобрать непонятные слайды</text:p>
      <text:p text:style-name="P161"/>
      <text:p text:style-name="P154">Те слайды, которые были даны на самостоятельное изучение.</text:p>
      <text:p text:style-name="P154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202"/>
      <text:list xml:id="list6124556754247601980" text:style-name="L34">
        <text:list-item>
          <text:p text:style-name="P283">map <text:s text:c="5"/><text:span text:style-name="T86">map!</text:span></text:p>
        </text:list-item>
        <text:list-item>
          <text:p text:style-name="P283">collect <text:s text:c="2"/><text:span text:style-name="T86">collect!</text:span></text:p>
        </text:list-item>
      </text:list>
      <text:p text:style-name="P20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75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76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9"/>
      <text:p text:style-name="P201"/>
      <text:p text:style-name="P204">Задания на Array#map</text:p>
      <text:p text:style-name="P204"/>
      <text:p text:style-name="P206">Задание: Дано теггированное предложение. Как вывести его без тегов? Как вывести только теги (только цепочка тегов, без слов)?</text:p>
      <text:p text:style-name="P205"/>
      <text:p text:style-name="P206"><text:tab/>не используя String#gsub на всем предложении</text:p>
      <text:p text:style-name="P201"><text:tab/>можно использовать String#match, Array#index, Array#split, String#gsub</text:p>
      <text:p text:style-name="P201"/>
      <text:p text:style-name="P201"><text:tab/>Что есть в тексте есть фразы as_ well_RB ?</text:p>
      <text:p text:style-name="P201"/>
      <text:p text:style-name="P201">ответ: lesson.10/untag.rb</text:p>
      <text:p text:style-name="P201"/>
      <text:p text:style-name="P201"><text:span text:style-name="T85">Домашнее</text:span><text:span text:style-name="T76"> </text:span>Задание: Даны теггированные релейшны SAO. Необходимо их вывести без тегов.</text:p>
      <text:p text:style-name="P154"/>
      <text:p text:style-name="P154"><text:tab/>? совпадает ли количество полей в SAO до и после?</text:p>
      <text:p text:style-name="P154"><text:tab/>!!! хитрость в том. что split удаляет разделители в конце.</text:p>
      <text:p text:style-name="P154"/>
      <text:p text:style-name="P1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Разбор заданий</text:p>
            <text:p text:style-name="P154">Array#all? , Array#any?</text:p>
            <text:p text:style-name="P154">Array#find, Array#select</text:p>
            <text:p text:style-name="P154">Array#sort, Array#sort_by</text:p>
          </table:table-cell>
          <table:table-cell table:style-name="Table10.A1" office:value-type="string">
            <text:p text:style-name="P158">Занятие 11</text:p>
            <text:p text:style-name="P158">(90 минут)</text:p>
          </table:table-cell>
        </table:table-row>
      </table:table>
      <text:p text:style-name="P69"/>
      <text:p text:style-name="P160">Раздаточный материал</text:p>
      <text:p text:style-name="P160"/>
      <text:list xml:id="list151341653957780" text:continue-list="list4887788380544914532" text:style-name="L29">
        <text:list-item>
          <text:p text:style-name="P304">lesson.11.tar.bz2</text:p>
        </text:list-item>
      </text:list>
      <text:p text:style-name="P154"/>
      <text:p text:style-name="P160">Вопросы</text:p>
      <text:p text:style-name="P160"/>
      <text:list xml:id="list171009855442419487" text:style-name="L35">
        <text:list-item>
          <text:p text:style-name="P309">Сколько времени ушло на ДЗ на этой неделе?</text:p>
        </text:list-item>
        <text:list-item>
          <text:p text:style-name="P309">Для чего предназначен Array#map?</text:p>
        </text:list-item>
        <text:list-item>
          <text:p text:style-name="P309">Есть ли парный опасный метод Array#map! ?</text:p>
        </text:list-item>
        <text:list-item>
          <text:p text:style-name="P309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206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207"><text:span text:style-name="T85">Даны среднемесячные температуры в г. Надыме. Как</text:span> <text:span text:style-name="T85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1"><text:s/>temperatures.find {|el| el &gt; 0} <text:s/>#=&gt; 1.2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1"><text:s/>temperatures.select {|temp| temp &gt; 0} </text:p>
      <text:p text:style-name="P171"><text:s/>#=&gt; [1.2, 10.6, 16.0, 12.1, 4.9]</text:p>
      <text:p text:style-name="P172"><text:span text:style-name="T85">то есть, </text:span><text:span text:style-name="T2">массив</text:span><text:span text:style-name="T85"> всех подходящих значений</text:span></text:p>
      <text:p text:style-name="P171"/>
      <text:p text:style-name="P171">см. также Array#grep</text:p>
      <text:p text:style-name="P178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soft-page-break/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><text:soft-page-break/></text:p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/>
      <text:p text:style-name="P69">см. lesson.10/sorting/test_sort_by_5.rb</text:p>
      <text:p text:style-name="P63">см. lesson.10/sorting/test_sort_3.rb</text:p>
      <text:p text:style-name="P1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Пользовательские методы</text:p>
          </table:table-cell>
          <table:table-cell table:style-name="Таблица3.A1" office:value-type="string">
            <text:p text:style-name="P158">Занятие 12</text:p>
            <text:p text:style-name="P158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151342099699249" text:continue-list="list151341653957780" text:style-name="L29">
        <text:list-item>
          <text:p text:style-name="P304">lesson.12.tar.bz2</text:p>
        </text:list-item>
      </text:list>
      <text:p text:style-name="P154"/>
      <text:p text:style-name="P161">Вопросы</text:p>
      <text:list xml:id="list3432882505516336897" text:style-name="L36">
        <text:list-header>
          <text:p text:style-name="P311"/>
        </text:list-header>
        <text:list-item>
          <text:p text:style-name="P306">Зачем методу Array#sort нужен блок? Как работает (какой результат) sort без блока?</text:p>
        </text:list-item>
        <text:list-item>
          <text:p text:style-name="P306">Метод sort оперирует двумя аргументами (они в |a,b|). Что это за аргументы?</text:p>
        </text:list-item>
        <text:list-item>
          <text:p text:style-name="P306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06">Как Array#sort отсортирует массив массивов?</text:p>
        </text:list-item>
        <text:list-item>
          <text:p text:style-name="P306">Чем отличается Array#sort_by от Array#sort ?</text:p>
        </text:list-item>
        <text:list-item>
          <text:p text:style-name="P306">Чем отличаются методы Array#all? и Array#any?</text:p>
        </text:list-item>
        <text:list-item>
          <text:p text:style-name="P306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06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06">Правда ли, что метод index есть только у массивов? - нет, он есть и у String (см. ri index)</text:p>
        </text:list-item>
        <text:list-item>
          <text:p text:style-name="P306">Почему Array#index/rindex/find можно использовать в условиях? - они возвращают nil, если ничего не найдено</text:p>
        </text:list-item>
        <text:list-item>
          <text:p text:style-name="P306">Чем отличается Array#find от Array#select?</text:p>
        </text:list-item>
        <text:list-item>
          <text:p text:style-name="P306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4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5000312537731052867" text:style-name="L37">
        <text:list-item>
          <text:p text:style-name="P220">возможность абстрагироваться от деталей реализации</text:p>
        </text:list-item>
        <text:list-item>
          <text:p text:style-name="P220">более читабельный и более легко управляемый код</text:p>
        </text:list-item>
        <text:list-item>
          <text:p text:style-name="P220">возможность повторного использования (code reuse)</text:p>
          <text:p text:style-name="P220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41">def method_name(arg1, arg2....)</text:p>
      <text:p text:style-name="P141"><text:s text:c="3"/># команды</text:p>
      <text:p text:style-name="P141"><text:s text:c="3"/>return ...</text:p>
      <text:p text:style-name="P141">end</text:p>
      <text:p text:style-name="P141"><text:soft-page-break/></text:p>
      <text:p text:style-name="P49">Использование (вызов) метода:</text:p>
      <text:p text:style-name="P49"/>
      <text:p text:style-name="P49"><text:tab/>method_name(arg1, arg2...)</text:p>
      <text:p text:style-name="P49"/>
      <text:p text:style-name="P154">см. пример использования методов:</text:p>
      <text:p text:style-name="P154"><text:tab/>methods/extract_random_subcorpus.3.rb</text:p>
      <text:p text:style-name="P154">исследуйте, что делает скрипт:</text:p>
      <text:p text:style-name="P154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<text:soft-page-break/>ответ: methods/max_of_three.3.rb</text:p>
      <text:p text:style-name="P53"/>
      <text:p text:style-name="P64">Передача объектов в метод</text:p>
      <text:p text:style-name="P49"/>
      <text:p text:style-name="P49">Объекты, передаваемые в метод через аргументы, передаются</text:p>
      <text:list xml:id="list8012425244271605622" text:style-name="L38">
        <text:list-item>
          <text:p text:style-name="P221">по значению (по копии)</text:p>
        </text:list-item>
        <text:list-item>
          <text:p text:style-name="P221">по ссылке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soft-page-break/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soft-page-break/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<text:soft-page-break/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4"/>
            <text:p text:style-name="P154">Пользовательские методы</text:p>
          </table:table-cell>
          <table:table-cell table:style-name="Table11.A1" office:value-type="string">
            <text:p text:style-name="P158">Занятие 13</text:p>
            <text:p text:style-name="P158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2420956033768198221" text:style-name="L39">
        <text:list-item>
          <text:p text:style-name="P233">lesson.13.tar.bz2</text:p>
        </text:list-item>
      </text:list>
      <text:p text:style-name="P4"/>
      <text:p text:style-name="P14">Вопросы</text:p>
      <text:p text:style-name="P4"/>
      <text:list xml:id="list5743259597886411152" text:style-name="L40">
        <text:list-item>
          <text:p text:style-name="P234">зачем нужны методы?</text:p>
        </text:list-item>
        <text:list-item>
          <text:p text:style-name="P234">что возвращает метод и как он это делает?</text:p>
        </text:list-item>
        <text:list-item>
          <text:p text:style-name="P234">сколько значений может вернуть метод в руби?</text:p>
        </text:list-item>
      </text:list>
      <text:list xml:id="list4812367033371068043" text:style-name="L41">
        <text:list-item>
          <text:p text:style-name="P23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51342307768233" text:continue-list="list5743259597886411152" text:style-name="L40">
        <text:list-item>
          <text:p text:style-name="P23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34">как взаимодействуют ОДНОИМЕННЫЕ переменные внутри метода с переменными вне этого метода?</text:p>
        </text:list-item>
        <text:list-item>
          <text:p text:style-name="P23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2855617819623744643" text:style-name="L42">
        <text:list-item>
          <text:p text:style-name="P236">как задать глобальную переменную (для данного скрипта)? -- $name @name или константа</text:p>
        </text:list-item>
      </text:list>
      <text:list xml:id="list151341925588257" text:continue-list="list151342307768233" text:style-name="L40">
        <text:list-item>
          <text:p text:style-name="P234">можно ли определить метод, который не принимает никаких аргументов?</text:p>
        </text:list-item>
        <text:list-item>
          <text:p text:style-name="P234">как передаются аргументы в метод?</text:p>
        </text:list-item>
      </text:list>
      <text:list xml:id="list7467443559219681531" text:style-name="L43">
        <text:list-item>
          <text:p text:style-name="P237">позиционно</text:p>
        </text:list-item>
        <text:list-item>
          <text:p text:style-name="P237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43">вход:</text:p>
      <text:p text:style-name="P143">I CD/10_NP/10_PP1A/150 love NN/70_VB/60 apples NNS/20</text:p>
      <text:p text:style-name="P143"/>
      <text:p text:style-name="P143">выделить из строки отдельные поля:</text:p>
      <text:p text:style-name="P143">[“I”, “CD/10_NP/10_PP1A/150”, “love”, “NN/70_VB/60”, “apples”, “NNS/20”]</text:p>
      <text:p text:style-name="P143"/>
      <text:p text:style-name="P143">преобразовать множество тегов в одному. не-теги оставить как есть.</text:p>
      <text:p text:style-name="P143">[“I”, “PP1A”, “love”, “NN”, “apples”, “NNS”]</text:p>
      <text:p text:style-name="P143"/>
      <text:p text:style-name="P143">объединить в одну строку:</text:p>
      <text:p text:style-name="P143">“I_PP1A love_NN apples_NNS”</text:p>
      <text:p text:style-name="P52"/>
      <text:p text:style-name="P52">Варианты скрипта</text:p>
      <text:p text:style-name="P52"/>
      <text:p text:style-name="P52"><text:soft-page-break/>syn_mtag2ts_max_freq.2.rb</text:p>
      <text:p text:style-name="P52"/>
      <text:list xml:id="list6488258558945677984" text:style-name="L44">
        <text:list-item>
          <text:p text:style-name="P238">использует Array#max_by (см. также Array#max_by)</text:p>
        </text:list-item>
        <text:list-item>
          <text:p text:style-name="P23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1259148799539981389" text:style-name="L45">
        <text:list-item>
          <text:p text:style-name="P239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1712959452246940415" text:style-name="L46">
        <text:list-item>
          <text:p text:style-name="P240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1368771766451192979" text:style-name="L47">
        <text:list-item>
          <text:p text:style-name="P241">все сжато в одну операцию. так писать нельзя</text:p>
        </text:list-item>
        <text:list-item>
          <text:p text:style-name="P241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3656698556714111806" text:style-name="L48">
        <text:list-item>
          <text:p text:style-name="P242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8073123881952164400" text:style-name="L49">
        <text:list-item>
          <text:p text:style-name="P243">использует метод title?</text:p>
        </text:list-item>
        <text:list-item>
          <text:p text:style-name="P243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7007839772546887324" text:style-name="L50">
        <text:list-item>
          <text:p text:style-name="P222">метод изменяет сам объект</text:p>
        </text:list-item>
        <text:list-item>
          <text:p text:style-name="P222">метод выполняет какое-то действие, результат которого не важен</text:p>
          <text:p text:style-name="P222"/>
        </text:list-item>
      </text:list>
      <text:p text:style-name="P49"><text:tab/>def greet(name)</text:p>
      <text:p text:style-name="P49"><text:soft-page-break/><text:tab/><text:tab/>puts “Hello, #{name}.”</text:p>
      <text:p text:style-name="P49"><text:tab/>end</text:p>
      <text:p text:style-name="P49"/>
      <text:p text:style-name="P49"><text:tab/>greet(“Zeus”)</text:p>
      <text:p text:style-name="P49"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41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><text:soft-page-break/></text:p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/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4">Циклы</text:p>
            <text:p text:style-name="P154">Модули</text:p>
          </table:table-cell>
          <table:table-cell table:style-name="Таблица4.A1" office:value-type="string">
            <text:p text:style-name="P158">Занятие 14</text:p>
            <text:p text:style-name="P158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50">Current number is 3</text:p>
            <text:p text:style-name="P150">Current number is 4 </text:p>
            <text:p text:style-name="P150">Current number is 5 </text:p>
            <text:p text:style-name="P150">Current number is 6 </text:p>
            <text:p text:style-name="P150">Current number is 7 </text:p>
          </table:table-cell>
        </table:table-row>
        <table:table-row>
          <table:table-cell table:style-name="Table38.A2" office:value-type="string">
            <text:p text:style-name="P150"/>
          </table:table-cell>
          <table:table-cell table:style-name="Table38.B2" office:value-type="string">
            <text:p text:style-name="P150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9"><text:soft-page-break/></text:p>
      <text:p text:style-name="P119">Что делает метод step? </text:p>
      <text:p text:style-name="P119"/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75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5"/>
      <text:p text:style-name="P62">Задания</text:p>
      <text:p text:style-name="P71"/>
      <text:p text:style-name="P12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2"/>
      <text:p text:style-name="P122">начальный скрипт: insert_sort/insert_sort_to_new_stub.rb</text:p>
      <text:p text:style-name="P122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<text:soft-page-break/>файл</text:p>
      <text:p text:style-name="P102"/>
      <text:p text:style-name="P102">reusability!</text:p>
      <text:p text:style-name="P102">абстрагирование</text:p>
      <text:p text:style-name="P102"/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soft-page-break/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><text:soft-page-break/></text:p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3">По желанию, разработайте тесткейсы для этого модуля (см. дальше). Используйте шаблон из modules/unit_test_stub.rb</text:p>
      <text:p text:style-name="P125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><text:soft-page-break/></text:p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soft-page-break/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4">Хэши</text:p>
          </table:table-cell>
          <table:table-cell table:style-name="Таблица5.A1" office:value-type="string">
            <text:p text:style-name="P158">Занятие 15</text:p>
            <text:p text:style-name="P158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151341501809098" text:continue-list="list2420956033768198221" text:style-name="L39">
        <text:list-item>
          <text:p text:style-name="P233">lesson.15.tar.bz2</text:p>
        </text:list-item>
      </text:list>
      <text:p text:style-name="P4"/>
      <text:p text:style-name="P14">Вопросы</text:p>
      <text:p text:style-name="P103"/>
      <text:list xml:id="list5241409264526111233" text:style-name="L51">
        <text:list-item>
          <text:p text:style-name="P265">какой/ие из методой более универсальны: upto/downto/step?</text:p>
        </text:list-item>
        <text:list-item>
          <text:p text:style-name="P26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5">как сделать методы еще более пригодными для повторного использования?</text:p>
        </text:list-item>
        <text:list-item>
          <text:p text:style-name="P265">как объявить модуль и методы в нем?</text:p>
        </text:list-item>
        <text:list-item>
          <text:p text:style-name="P265">как использовать модуль? – как загрузить модуль</text:p>
        </text:list-item>
        <text:list-item>
          <text:p text:style-name="P265">когда мы используем require, то что мы указываем, это имя файла или имя модуля?</text:p>
        </text:list-item>
        <text:list-item>
          <text:p text:style-name="P265">одно ли это и то же, использовать в команде require имя файла с расширением и без расширения?</text:p>
        </text:list-item>
        <text:list-item>
          <text:p text:style-name="P265">можно ли указывать в require путь к файлу? Нужно ли?</text:p>
        </text:list-item>
        <text:list-item>
          <text:p text:style-name="P26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75">неупорядоченная 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<text:soft-page-break/>&gt;&gt;&gt; не путать в %w{ ... } для задания массивов</text:p>
      <text:p text:style-name="P49"/>
      <text:p text:style-name="P49"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<text:soft-page-break/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<text:soft-page-break/>Элементы упорядочены по тем же правилам, что и ключи (то есть, нет порядка в 1.8 и в порядке добавления в 1.9)</text:p>
      <text:p text:style-name="P49"/>
      <text:p text:style-name="P64">Дефолтные значения</text:p>
      <text:p text:style-name="P64"/>
      <text:p text:style-name="P49">Обращение к несуществующему ключу возвращает nil</text:p>
      <text:p text:style-name="P49"/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soft-page-break/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/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34">&gt; time -p find_palindromes.rb</text:p>
      <text:p text:style-name="P134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<text:soft-page-break/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4">Хэши</text:p>
            <text:p text:style-name="P154">Решение задачи find_words</text:p>
          </table:table-cell>
          <table:table-cell table:style-name="Table16.A1" office:value-type="string">
            <text:p text:style-name="P158">Занятие 16</text:p>
            <text:p text:style-name="P158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5106575636232496877" text:style-name="L52">
        <text:list-item>
          <text:p text:style-name="P223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<text:soft-page-break/>Другие возможности: Array#delete_at, Array#[1..-1]</text:p>
      <text:p text:style-name="P49"/>
      <text:p text:style-name="P64"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><text:soft-page-break/></text:p>
      <text:p text:style-name="P49">см. lesson.16/test_hash_from_array</text:p>
      <text:p text:style-name="P49"/>
      <text:p text:style-name="P49">Преобразование хэша в массив</text:p>
      <text:p text:style-name="P49"/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4">Сортировка хэша Hash#sort, Hash#sort_by</text:p>
            <text:p text:style-name="P154">Решение задачи cmpsort</text:p>
            <text:p text:style-name="P154">Решение задачи find_words</text:p>
          </table:table-cell>
          <table:table-cell table:style-name="Table17.A1" office:value-type="string">
            <text:p text:style-name="P158">Занятие 17</text:p>
            <text:p text:style-name="P158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5278671276838557133" text:style-name="L53">
        <text:list-item>
          <text:p text:style-name="P224">lesson.17.tar.bz2</text:p>
        </text:list-item>
      </text:list>
      <text:list xml:id="list151342372708184" text:continue-list="list5106575636232496877" text:style-name="L52">
        <text:list-header>
          <text:p text:style-name="P276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72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75">нисходящем</text:span> <text:soft-page-break/>порядке по <text:span text:style-name="T75">численному</text:span> значению ключа.</text:p>
      <text:p text:style-name="P49"/>
      <text:p text:style-name="P49"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76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76">|key, val|</text:span></text:p>
      <text:p text:style-name="P49"><text:tab/><text:span text:style-name="T76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76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<text:soft-page-break/>&gt;&gt;&gt; так как: ee &lt; eni &lt; eno &lt; evi ...</text:p>
      <text:p text:style-name="P49"/>
      <text:p text:style-name="P49">ответ: hashsort/test_sort_6.rb</text:p>
      <text:p text:style-name="P49"/>
      <text:p text:style-name="P68"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><text:soft-page-break/></text:p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4">Решение задачи find_words</text:p>
          </table:table-cell>
          <table:table-cell table:style-name="Table18.A1" office:value-type="string">
            <text:p text:style-name="P158">Занятие 18</text:p>
            <text:p text:style-name="P158">(90 минут)</text:p>
          </table:table-cell>
        </table:table-row>
      </table:table>
      <text:p text:style-name="P154"/>
      <text:p text:style-name="P174">find_words - способы загрузки внешнего файла</text:p>
      <text:p text:style-name="P154"/>
      <text:p text:style-name="P154">load_queries_1</text:p>
      <text:p text:style-name="P154"><text:tab/>загружает все строки в массив, включая пустые. и с \n в конце</text:p>
      <text:p text:style-name="P154"/>
      <text:p text:style-name="P154">load_queries_2</text:p>
      <text:p text:style-name="P154"><text:tab/>загружает в массив, непустые строки, без \n</text:p>
      <text:p text:style-name="P154"/>
      <text:p text:style-name="P154">load_queries_3</text:p>
      <text:p text:style-name="P154"><text:tab/>преобразование массива в хэш</text:p>
      <text:p text:style-name="P154"/>
      <text:p text:style-name="P154">load_queries_4</text:p>
      <text:p text:style-name="P154"><text:tab/>еще вариант преобразования массива в хэш</text:p>
      <text:p text:style-name="P154"/>
      <text:p text:style-name="P154">load_queries_5</text:p>
      <text:p text:style-name="P154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10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10">time -p user=0.24</text:p>
      <text:p text:style-name="P171"/>
      <text:p text:style-name="P171">finding_queries_2</text:p>
      <text:p text:style-name="P211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11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11">time -p user=2215.42 (36min) (на words.txt)</text:p>
      <text:p text:style-name="P211"/>
      <text:p text:style-name="P107">finding_queries_3</text:p>
      <text:p text:style-name="P212">решение основано на finding_queries_2, но итерирование происходит по массиву слов предложения.</text:p>
      <text:p text:style-name="P212">time -p user=1232.39 (20min) (на words.txt)</text:p>
      <text:p text:style-name="P171"/>
      <text:p text:style-name="P171"><text:soft-page-break/>finding_queries_4</text:p>
      <text:p text:style-name="P209">хорошее решение, использующее хэш вместо массива. итерирование по словам предложения.</text:p>
      <text:p text:style-name="P209">time -p user=0.97 (1.5sec) (на words.txt)</text:p>
      <text:p text:style-name="P209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209">построение подстрок от заданной позиции, используя string[start, end]</text:p>
      <text:p text:style-name="P209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9">ответ: all_substrings_2</text:p>
      <text:p text:style-name="P171"/>
      <text:p text:style-name="P171">all_substrings_3</text:p>
      <text:p text:style-name="P213">генерация всех подстрок длин 3 из заданного слова, начиная от начала слова.</text:p>
      <text:p text:style-name="P213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4">Introduction to CRF</text:p>
            <text:p text:style-name="P154">assign_properties</text:p>
          </table:table-cell>
          <table:table-cell table:style-name="Таблица6.A1" office:value-type="string">
            <text:p text:style-name="P158">Занятие 19</text:p>
            <text:p text:style-name="P158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6876573894300318828" text:style-name="L54">
        <text:list-item>
          <text:p text:style-name="P225">lesson.19.tar.bz2</text:p>
        </text:list-item>
        <text:list-item>
          <text:p text:style-name="P225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4">Radix sort (поразрядная/цифровая сортировка)</text:p>
            <text:p text:style-name="P154"/>
          </table:table-cell>
          <table:table-cell table:style-name="Таблица7.A1" office:value-type="string">
            <text:p text:style-name="P158">Занятие 20</text:p>
            <text:p text:style-name="P158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151342809365262" text:continue-numbering="true" text:style-name="L54">
        <text:list-item>
          <text:p text:style-name="P225">lesson.20.tar.bz2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soft-page-break/><text:tab/>num = 12345</text:p>
      <text:p text:style-name="P49">чтобы получить разряд единиц (1234<text:span text:style-name="T1">5</text:span>)</text:p>
      <text:p text:style-name="P49"/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0">1234<text:span text:style-name="T1">5</text:span></text:p>
          </table:table-cell>
          <table:table-cell table:style-name="Таблица8.B1" office:value-type="string">
            <text:p text:style-name="P126">n % 10 / 1</text:p>
          </table:table-cell>
          <table:table-cell table:style-name="Таблица8.C1" office:value-type="string">
            <text:p text:style-name="P126">n % 10^1 / 10^0</text:p>
          </table:table-cell>
          <table:table-cell table:style-name="Таблица8.D1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3<text:span text:style-name="T1">4</text:span>5</text:p>
          </table:table-cell>
          <table:table-cell table:style-name="Таблица8.B4" office:value-type="string">
            <text:p text:style-name="P49">n % 100 / 10</text:p>
          </table:table-cell>
          <table:table-cell table:style-name="Таблица8.C4" office:value-type="string">
            <text:p text:style-name="P49">n % 10^2 / 10^1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<text:span text:style-name="T1">3</text:span>45</text:p>
          </table:table-cell>
          <table:table-cell table:style-name="Таблица8.B4" office:value-type="string">
            <text:p text:style-name="P150">n <text:span text:style-name="T88">% 1000 / 100</text:span></text:p>
          </table:table-cell>
          <table:table-cell table:style-name="Таблица8.C4" office:value-type="string">
            <text:p text:style-name="P126">n % 10^3 / 10^2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<text:span text:style-name="T1">2</text:span>345</text:p>
          </table:table-cell>
          <table:table-cell table:style-name="Таблица8.B4" office:value-type="string">
            <text:p text:style-name="P126">n % 10000 / 1000</text:p>
          </table:table-cell>
          <table:table-cell table:style-name="Таблица8.C4" office:value-type="string">
            <text:p text:style-name="P126">n % 10^4 / 10^3</text:p>
          </table:table-cell>
          <table:table-cell table:style-name="Таблица8.D4" office:value-type="string">
            <text:p text:style-name="P150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<text:soft-page-break/>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4">Поразрядная сортировка для строк (radix sort for strings)</text:p>
            <text:p text:style-name="P154">String#ord, Integer#char</text:p>
          </table:table-cell>
          <table:table-cell table:style-name="Таблица9.A1" office:value-type="string">
            <text:p text:style-name="P158">Занятие 21</text:p>
            <text:p text:style-name="P158">(90 минут)</text:p>
          </table:table-cell>
        </table:table-row>
      </table:table>
      <text:p text:style-name="P127"/>
      <text:p text:style-name="P64">Раздаточный материал</text:p>
      <text:p text:style-name="P49"/>
      <text:list xml:id="list3779079279157395990" text:style-name="L55">
        <text:list-item>
          <text:p text:style-name="P226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3937649032176474197" text:style-name="L56">
        <text:list-item>
          <text:p text:style-name="P227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7">сортировка LC_ALL=C сортирует именно по таблице, используя коды: меньшее <text:s/>численное значение - сортируется раньше.</text:p>
      <text:p text:style-name="P7">Сортировки с соответствии с локалью могут давать другие результаты сортировки.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7">&gt;&gt;&gt; Вопрос: Почему при C локали, прописная Ö все же после строчных a b</text:p>
      <text:p text:style-name="P7">&gt;&gt;&gt; Ответ: <text:s/>Ö из верхней части кодовой таблицы.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0">left alignment</text:p>
          </table:table-cell>
          <table:table-cell table:style-name="Таблица10.B1" office:value-type="string">
            <text:p text:style-name="P153">right alignment</text:p>
          </table:table-cell>
        </table:table-row>
        <table:table-row>
          <table:table-cell table:style-name="Таблица10.A2" office:value-type="string">
            <text:p text:style-name="P150">1-2-3-4-5-6...</text:p>
          </table:table-cell>
          <table:table-cell table:style-name="Таблица10.B2" office:value-type="string">
            <text:p text:style-name="P153">1-2-3-4-5-6...</text:p>
          </table:table-cell>
        </table:table-row>
        <table:table-row>
          <table:table-cell table:style-name="Таблица10.A2" office:value-type="string">
            <text:p text:style-name="P150">a p p l e _</text:p>
          </table:table-cell>
          <table:table-cell table:style-name="Таблица10.B2" office:value-type="string">
            <text:p text:style-name="P153">_____apple</text:p>
          </table:table-cell>
        </table:table-row>
        <table:table-row>
          <table:table-cell table:style-name="Таблица10.A2" office:value-type="string">
            <text:p text:style-name="P150">a p p l e s</text:p>
          </table:table-cell>
          <table:table-cell table:style-name="Таблица10.B2" office:value-type="string">
            <text:p text:style-name="P153">____apples</text:p>
          </table:table-cell>
        </table:table-row>
        <table:table-row>
          <table:table-cell table:style-name="Таблица10.A2" office:value-type="string">
            <text:p text:style-name="P150">l a m p _</text:p>
          </table:table-cell>
          <table:table-cell table:style-name="Таблица10.B2" office:value-type="string">
            <text:p text:style-name="P153">_____lamp</text:p>
          </table:table-cell>
        </table:table-row>
        <table:table-row>
          <table:table-cell table:style-name="Таблица10.A2" office:value-type="string">
            <text:p text:style-name="P150">r a m i f i c a t i o n</text:p>
          </table:table-cell>
          <table:table-cell table:style-name="Таблица10.B2" office:value-type="string">
            <text:p text:style-name="P153">ramification</text:p>
          </table:table-cell>
        </table:table-row>
        <table:table-row>
          <table:table-cell table:style-name="Таблица10.A2" office:value-type="string">
            <text:p text:style-name="P150">ramp</text:p>
          </table:table-cell>
          <table:table-cell table:style-name="Таблица10.B2" office:value-type="string">
            <text:p text:style-name="P153">_____ramp</text:p>
          </table:table-cell>
        </table:table-row>
        <table:table-row>
          <table:table-cell table:style-name="Таблица10.A2" office:value-type="string">
            <text:p text:style-name="P150">...-4-3-2-1</text:p>
          </table:table-cell>
          <table:table-cell table:style-name="Таблица10.B2" office:value-type="string">
            <text:p text:style-name="P15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87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5">Работа с UTF-8<text:line-break/>CRF и text_spacer для русского текста</text:p>
          </table:table-cell>
          <table:table-cell table:style-name="Table19.A1" office:value-type="string">
            <text:p text:style-name="P158">Занятие 22</text:p>
            <text:p text:style-name="P158">(90 минут)</text:p>
          </table:table-cell>
        </table:table-row>
      </table:table>
      <text:p text:style-name="P127"/>
      <text:p text:style-name="P64">Раздаточный материал</text:p>
      <text:p text:style-name="P64"/>
      <text:list xml:id="list151341698668878" text:continue-list="list151342809365262" text:style-name="L54">
        <text:list-item>
          <text:p text:style-name="P277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89">ß</text:span> --&gt; SS но не всякое SS -&gt; <text:span text:style-name="T89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><text:soft-page-break/></text:p>
      <text:p text:style-name="P49">&gt; require 'unicode_utils'</text:p>
      <text:p text:style-name="P49"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<text:soft-page-break/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/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0"/>
          </table:table-cell>
          <table:table-cell table:style-name="Table22.A1" office:value-type="string">
            <text:p text:style-name="P150">train.txt</text:p>
          </table:table-cell>
          <table:table-cell table:style-name="Table22.C1" office:value-type="string">
            <text:p text:style-name="P150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<text:soft-page-break/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85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soft-page-break/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/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4"/>
      <text:p text:style-name="P124">&gt; git init .</text:p>
      <text:p text:style-name="P124">&gt; git add file1 file2...</text:p>
      <text:p text:style-name="P124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><text:soft-page-break/></text:p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4">IO.popen</text:p>
          </table:table-cell>
          <table:table-cell table:style-name="Table21.A1" office:value-type="string">
            <text:p text:style-name="P158">Занятие 23</text:p>
            <text:p text:style-name="P158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51341096671355" text:continue-numbering="true" text:style-name="L54">
        <text:list-item>
          <text:p text:style-name="P225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14">Some things to think about when choosing between these mechanisms are:</text:p>
            <text:list xml:id="list8168888170273679375" text:style-name="L57">
              <text:list-item>
                <text:p text:style-name="P312">Do you just want stdout or do you need stderr as well? or even separated out? </text:p>
              </text:list-item>
              <text:list-item>
                <text:p text:style-name="P312">How big is your output? Do you want to hold the entire result in memory? </text:p>
              </text:list-item>
              <text:list-item>
                <text:p text:style-name="P312">Do you want to read some of your output while the subprocess is still running? </text:p>
              </text:list-item>
              <text:list-item>
                <text:p text:style-name="P312">Do you need result codes? </text:p>
              </text:list-item>
              <text:list-item>
                <text:p text:style-name="P313">Do you need a ruby object that represents the process and lets you kill it on demand? </text:p>
              </text:list-item>
            </text:list>
            <text:p text:style-name="P214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14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85"><text:tab/>IO</text:span>.<text:span text:style-name="T85">popen</text:span>("date") { <text:span text:style-name="T85">|io|</text:span> <text:span text:style-name="T85">puts</text:span> <text:span text:style-name="T85">io</text:span>.<text:span text:style-name="T85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85"><text:tab/>io = IO</text:span>.<text:span text:style-name="T85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4">IO.popen</text:p>
            <text:p text:style-name="P154">IO#gets</text:p>
          </table:table-cell>
          <table:table-cell table:style-name="Table23.A1" office:value-type="string">
            <text:p text:style-name="P158">Занятие 24</text:p>
            <text:p text:style-name="P158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5672679732480534299" text:style-name="L58">
        <text:list-item>
          <text:p text:style-name="P228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8">какие способы позволяют забрать выход выполненной программы? - `cmd`, <text:s/>%x{cmd}, IO.popen</text:p>
        </text:list-item>
        <text:list-item>
          <text:p text:style-name="P228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8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8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8">Годиться ли IO.popen для запуска только лишь одиночных команд? – нет, и для пайпов тоже</text:p>
        </text:list-item>
        <text:list-item>
          <text:p text:style-name="P228">Как передать данные на вход команде/пайпу, открытому при помощи IO.popen – IO#puts</text:p>
        </text:list-item>
        <text:list-item>
          <text:p text:style-name="P228">Как забрать данные? – IO#gets</text:p>
        </text:list-item>
        <text:list-item>
          <text:p text:style-name="P228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8"><text:s/>Как бороться с буферизацией? – stdbuf, --flush</text:p>
        </text:list-item>
        <text:list-item>
          <text:p text:style-name="P228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8">Какие режимы открывания файла/пайпа есть - r, w, a и r+, w+, a+</text:p>
        </text:list-item>
        <text:list-item>
          <text:p text:style-name="P228">чем отличается w от a?</text:p>
        </text:list-item>
        <text:list-item>
          <text:p text:style-name="P228">Как нужно открыть пайп, чтобы иметь возможность как писать в него, так и читать? – r+ или w+</text:p>
        </text:list-item>
        <text:list-item>
          <text:p text:style-name="P228">В чем отличие r+ от w+ – при открытии файла, r+ ругнется, если файла нет. w+ просто его создаст</text:p>
        </text:list-item>
        <text:list-item>
          <text:p text:style-name="P228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2693759139744722499" text:style-name="L59">
        <text:list-item>
          <text:p text:style-name="P229">еще раз рассказать, что assign_properties необязателен (изменен слайд 175)</text:p>
        </text:list-item>
        <text:list-item>
          <text:p text:style-name="P229">разбор assign_properties</text:p>
        </text:list-item>
        <text:list-item>
          <text:p text:style-name="P229"><text:soft-page-break/>разобрать скрипт verticalize</text:p>
        </text:list-item>
        <text:list-item>
          <text:p text:style-name="P229">объяснить: word, *tmp, tag = line.split</text:p>
        </text:list-item>
        <text:list-item>
          <text:p text:style-name="P229">реализовать restore_spaces (slide 178). показать, как его тестировать на исходном train.vert с эталонными тегами.</text:p>
          <text:p text:style-name="P229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64">Нужны слайды</text:p>
      <text:p text:style-name="P64"/>
      <text:p text:style-name="P53">Можно ли задать пайп через массив – нет</text:p>
      <text:p text:style-name="P53"><text:span text:style-name="T84">Если задать одной строкой, то как передать </text:span>окружение?</text:p>
      <text:p text:style-name="P53">Работает ли механизм env в 2.0</text:p>
      <text:p text:style-name="P53">Работает ли механизм cmd-на-массиве в 1.9</text:p>
      <text:p text:style-name="P53"/>
      <text:p text:style-name="P53"><text:span text:style-name="T84">Передается ли env на все команды? А как в </text:span>баше?</text:p>
      <text:p text:style-name="P53"/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47"/>
      <text:p text:style-name="P46"><text:span text:style-name="T90"><text:tab/>IO.popen([</text:span><text:span text:style-name="T91">env</text:span>,] cmd, mode="r" [, opt])</text:p>
      <text:p text:style-name="P2"/>
      <text:p text:style-name="P16"><text:span text:style-name="T84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<text:soft-page-break/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5">MatchData</text:p>
            <text:p text:style-name="P155">Регулярные выражения (разбор скриптов)<text:line-break/></text:p>
          </table:table-cell>
          <table:table-cell table:style-name="Table25.A1" office:value-type="string">
            <text:p text:style-name="P158">Занятие 25</text:p>
            <text:p text:style-name="P158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5"><text:span text:style-name="T1">Продолжение занятия 25:</text:span><text:line-break/>MatchData</text:p>
            <text:p text:style-name="P155">Регулярные выражения (разбор скриптов)<text:line-break/>String#scan</text:p>
          </table:table-cell>
          <table:table-cell table:style-name="Таблица12.A1" office:value-type="string">
            <text:p text:style-name="P158">Занятие 26</text:p>
            <text:p text:style-name="P158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7501727845175532844" text:style-name="L60">
        <text:list-item>
          <text:p text:style-name="P266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4399570949429685258" text:style-name="L61">
        <text:list-item>
          <text:p text:style-name="P267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6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67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7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8"><text:span text:style-name="Source_20_Text"><text:span text:style-name="T82">if __FILE__ == $0</text:span></text:span></text:p>
      <text:p text:style-name="P131"><text:s text:c="2"/># ...</text:p>
      <text:p text:style-name="P131">end</text:p>
      <text:p text:style-name="Standard"><text:span text:style-name="Source_20_Text"><text:span text:style-name="T8"/></text:span></text:p>
      <text:p text:style-name="P129"><text:span text:style-name="Source_20_Text"><text:span text:style-name="T82">__FILE__ – имя текущего файла</text:span></text:span></text:p>
      <text:p text:style-name="P130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7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7"><text:span text:style-name="Source_20_Text"><text:span text:style-name="T8"/></text:span></text:p>
      <text:p text:style-name="P187"><text:span text:style-name="Source_20_Text"><text:span text:style-name="T8">!!! Вопрос: в какую скобку попадает год в следующем РВ?</text:span></text:span></text:p>
      <text:p text:style-name="P187"><text:span text:style-name="Source_20_Text"><text:span text:style-name="T8"/></text:span></text:p>
      <text:p text:style-name="P187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5">Практика<text:line-break/>Разбор заданий</text:p>
          </table:table-cell>
          <table:table-cell table:style-name="Table29.A1" office:value-type="string">
            <text:p text:style-name="P158">Занятие 27</text:p>
            <text:p text:style-name="P158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5">Практика<text:line-break/></text:p>
          </table:table-cell>
          <table:table-cell table:style-name="Table30.A1" office:value-type="string">
            <text:p text:style-name="P158">Занятие 28</text:p>
            <text:p text:style-name="P158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5">Регулярные выражения<text:line-break/></text:p>
          </table:table-cell>
          <table:table-cell table:style-name="Table31.A1" office:value-type="string">
            <text:p text:style-name="P158">Занятие 29</text:p>
            <text:p text:style-name="P158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394912810483874362" text:style-name="L62">
        <text:list-item>
          <text:p text:style-name="P268"><text:span text:style-name="Source_20_Text"><text:span text:style-name="T5">lesson.29.tar.bz2</text:span></text:span></text:p>
          <text:p text:style-name="P26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5">Тест на РВ</text:p>
            <text:p text:style-name="P155">Рекурсия</text:p>
          </table:table-cell>
          <table:table-cell table:style-name="Table32.A1" office:value-type="string">
            <text:p text:style-name="P158">Занятие 30 и 31</text:p>
            <text:p text:style-name="P158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51343218347196" text:continue-numbering="true" text:style-name="L62">
        <text:list-item>
          <text:p text:style-name="P269"><text:span text:style-name="Source_20_Text"><text:span text:style-name="T4">lesson.30.tar.bz2 (тест)</text:span></text:span></text:p>
        </text:list-item>
        <text:list-item>
          <text:p text:style-name="P269"><text:span text:style-name="Source_20_Text"><text:span text:style-name="T4">lesson.31.tar.bz2 (рекурсия)</text:span></text:span></text:p>
        </text:list-item>
      </text:list>
      <text:p text:style-name="P44"/>
      <text:p text:style-name="P44"><text:span text:style-name="Source_20_Text"><text:span text:style-name="T14">Вопросы</text:span></text:span></text:p>
      <text:p text:style-name="P44"><text:span text:style-name="Source_20_Text"><text:span text:style-name="T14"/></text:span></text:p>
      <text:p text:style-name="P44"><text:span text:style-name="Source_20_Text"><text:span text:style-name="T11">Эти же вопросы без ответов здесь: lectures/Test.30.odp</text:span></text:span></text:p>
      <text:p text:style-name="P45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92">Переделайте пример выше так, чтобы одна из скобок стала незахватывающей</text:span></text:span><text:span text:style-name="Source_20_Text"><text:span text:style-name="T93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52">m i x</text:span></text:span><text:span text:style-name="Source_20_Text"><text:span text:style-name="T5"> (NB: опция </text:span></text:span><text:span text:style-name="Source_20_Text"><text:span text:style-name="T52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92">Можно ли выключить опцию для конкретной скобки? </text:span></text:span><text:span text:style-name="Source_20_Text"><text:span text:style-name="T93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92"><text:tab/>&gt; "apple".match /(?:PP)l/i</text:span></text:span></text:p>
      <text:p text:style-name="Standard"><text:span text:style-name="Source_20_Text"><text:span text:style-name="T93"><text:tab/></text:span></text:span><text:span text:style-name="Source_20_Text"><text:span text:style-name="T92">&gt; "apple".match</text:span></text:span></text:p>
      <text:p text:style-name="Standard"><text:span text:style-name="Source_20_Text"><text:span text:style-name="T92"/></text:span></text:p>
      <text:p text:style-name="Standard"><text:span text:style-name="Source_20_Text"><text:span text:style-name="T92">Ответ:</text:span></text:span></text:p>
      <text:p text:style-name="Standard"><text:span text:style-name="Source_20_Text"><text:span text:style-name="T92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7"><text:span text:style-name="Source_20_Text"><text:span text:style-name="T5">13. </text:span></text:span><text:span text:style-name="Source_20_Text"><text:span text:style-name="T92">Что заметчит следующее РВ? И почему</text:span></text:span><text:span text:style-name="Source_20_Text"><text:span text:style-name="T93"> (опишите словами или подчеркните в </text:span></text:span><text:span text:style-name="Source_20_Text"><text:span text:style-name="T92">str</text:span></text:span><text:span text:style-name="Source_20_Text"><text:span text:style-name="T93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92">lesson.30/test_re_13</text:span></text:span><text:span text:style-name="Source_20_Text"><text:span text:style-name="T93">.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<text:tab/>&gt; str = "S p RING\nHas\nCome" </text:span></text:span></text:p>
      <text:p text:style-name="P187"><text:span text:style-name="Source_20_Text"><text:span text:style-name="T5"><text:tab/>&gt; re = /(?mx-i:[A-Z] .+ [A-Z])/</text:span></text:span></text:p>
      <text:p text:style-name="P187"><text:span text:style-name="Source_20_Text"><text:span text:style-name="T5"><text:tab/>&gt; str.match 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см. lesson.30/test_re_13</text:span></text:span></text:p>
      <text:p text:style-name="P187"><text:span text:style-name="Source_20_Text"><text:span text:style-name="T6"/></text:span></text:p>
      <text:p text:style-name="P187"><text:span text:style-name="Source_20_Text"><text:span text:style-name="T81">Ответ:</text:span></text:span></text:p>
      <text:p text:style-name="P187"><text:span text:style-name="Source_20_Text"><text:span text:style-name="T81"><text:tab/>1) /[A-Z]/ метчит “S”</text:span></text:span></text:p>
      <text:p text:style-name="P187"><text:span text:style-name="Source_20_Text"><text:span text:style-name="T81"><text:tab/>2) пробелы вокруг .+ игнорируются, так как включени режим /x</text:span></text:span></text:p>
      <text:p text:style-name="P187"><text:span text:style-name="Source_20_Text"><text:span text:style-name="T81"><text:tab/>3) /.+/ метчит “ p RING\nHas\n” так как включени /m которая позволяет метчить \s метасимволом /./</text:span></text:span></text:p>
      <text:p text:style-name="P187"><text:span text:style-name="Source_20_Text"><text:span text:style-name="T81"><text:tab/>4) [A-Z] метчит “C”</text:span></text:span></text:p>
      <text:p text:style-name="P187"><text:span text:style-name="Source_20_Text"><text:span text:style-name="T81"/></text:span></text:p>
      <text:p text:style-name="P187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2"><text:span text:style-name="Source_20_Text"><text:span text:style-name="T5">str = “I love bier and pears”</text:span></text:span></text:p>
      <text:p text:style-name="P132"><text:span text:style-name="Source_20_Text"><text:span text:style-name="T5"/></text:span></text:p>
      <text:p text:style-name="P132"><text:span text:style-name="Source_20_Text"><text:span text:style-name="T5">if str =~ /pears/ || str =~ /bier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P132"><text:span text:style-name="Source_20_Text"><text:span text:style-name="T5"/></text:span></text:p>
      <text:p text:style-name="P132"><text:soft-page-break/><text:span text:style-name="Source_20_Text"><text:span text:style-name="T5">if str =~ /(bier|pears)s?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69">чтобы понять рекурсию, нужно понять рекурсию</text:p>
      <text:p text:style-name="P69"/>
      <text:p text:style-name="P64">Разделяй и властвуй</text:p>
      <text:p text:style-name="P64"/>
      <text:p text:style-name="P69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69"/>
      <text:p text:style-name="P69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49"/>
      <text:p text:style-name="P121"><text:span text:style-name="Source_20_Text"><text:span text:style-name="T5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58"/></text:span></text:p>
      <text:p text:style-name="P64">Рекурсия в работе и в быту</text:p>
      <text:p text:style-name="P64"/>
      <text:p text:style-name="P49">Рекурсия - повторение самоподобным образом</text:p>
      <text:p text:style-name="P49"/>
      <text:p text:style-name="P49">Рекурсивная картинка</text:p>
      <text:p text:style-name="P49">lectures/monalisa_recursion.jpg -- вставить в презентацию</text:p>
      <text:p text:style-name="P49">lesson.30/recursion/pink_floyd.jpg</text:p>
      <text:p text:style-name="P49"/>
      <text:p text:style-name="P49">Рекурсивные акронимы</text:p>
      <text:p text:style-name="P49"><text:tab/>VISA: VISA international Service Association</text:p>
      <text:p text:style-name="P49"><text:tab/>GNU : GNU is not Unix</text:p>
      <text:p text:style-name="P49"/>
      <text:p text:style-name="P49">Рекурсивная процедура - процедура, вызывающая саму себя.</text:p>
      <text:list xml:id="list9133088988876783777" text:style-name="L63">
        <text:list-item>
          <text:p text:style-name="P230">простая - вызывает себя непосредственно</text:p>
        </text:list-item>
        <text:list-item>
          <text:p text:style-name="P230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57">родитель </text:span></text:span><text:span text:style-name="Source_20_Text"><text:span text:style-name="T65">-&gt; </text:span></text:span><text:span text:style-name="Source_20_Text"><text:span text:style-name="T57">дочерние узлы, дочерние узлы в свою очередь являются родительскими для других узлов</text:span></text:span></text:p>
      <text:list xml:id="list151342973879121" text:continue-numbering="true" text:style-name="L63">
        <text:list-header>
          <text:p text:style-name="P284"><text:span text:style-name="Source_20_Text"><text:span text:style-name="T15"/></text:span></text:p>
        </text:list-header>
      </text:list>
      <text:p text:style-name="P64">В математике</text:p>
      <text:p text:style-name="P64"/>
      <text:p text:style-name="P49">Функция может быть задана рекурсивно, при помощи так называемой рекуррентной формулы</text:p>
      <text:p text:style-name="P49"/>
      <text:list xml:id="list4829658123870844946" text:style-name="L64">
        <text:list-item>
          <text:p text:style-name="P231">функция задана для некоторого начального значения a (base case)</text:p>
        </text:list-item>
        <text:list-item>
          <text:p text:style-name="P231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0"><text:span text:style-name="Source_20_Text"><text:span text:style-name="T57"><text:s text:c="5"/>{ <text:s text:c="2"/>f(k+1) = a * f(k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57">Вычисление a^5</text:span></text:span></text:p>
      <text:p text:style-name="P190"><text:span text:style-name="Source_20_Text"><text:span text:style-name="T51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0">k-&gt;n</text:p>
          </table:table-cell>
          <table:table-cell table:style-name="Таблица17.A1" office:value-type="string">
            <text:p text:style-name="P150">f(k) = a^k напр. 2^5</text:p>
          </table:table-cell>
          <table:table-cell table:style-name="Таблица17.C1" office:value-type="string">
            <text:p text:style-name="P15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0">0</text:p>
          </table:table-cell>
          <table:table-cell table:style-name="Таблица17.B7" office:value-type="string">
            <text:p text:style-name="P150">f(0) = 1</text:p>
          </table:table-cell>
          <table:table-cell table:style-name="Таблица17.C2" office:value-type="float" office:value="1">
            <text:p text:style-name="P150">1</text:p>
          </table:table-cell>
        </table:table-row>
        <table:table-row>
          <table:table-cell table:style-name="Таблица17.A2" office:value-type="float" office:value="1">
            <text:p text:style-name="P150">1</text:p>
          </table:table-cell>
          <table:table-cell table:style-name="Таблица17.B7" office:value-type="string">
            <text:p text:style-name="P150">f(1) = a * f(0+1) = a * f(0)</text:p>
          </table:table-cell>
          <table:table-cell table:style-name="Таблица17.C7" office:value-type="string">
            <text:p text:style-name="P150">2 * 1 = 2</text:p>
          </table:table-cell>
        </table:table-row>
        <table:table-row>
          <table:table-cell table:style-name="Таблица17.A2" office:value-type="float" office:value="2">
            <text:p text:style-name="P150">2</text:p>
          </table:table-cell>
          <table:table-cell table:style-name="Таблица17.B7" office:value-type="string">
            <text:p text:style-name="P150">f(2) = a * f(1+1) = a * f(1)</text:p>
          </table:table-cell>
          <table:table-cell table:style-name="Таблица17.C7" office:value-type="string">
            <text:p text:style-name="P150">2 * 2 = 4</text:p>
          </table:table-cell>
        </table:table-row>
        <table:table-row>
          <table:table-cell table:style-name="Таблица17.A2" office:value-type="float" office:value="3">
            <text:p text:style-name="P150">3</text:p>
          </table:table-cell>
          <table:table-cell table:style-name="Таблица17.B7" office:value-type="string">
            <text:p text:style-name="P150">f(3) = a * f(2+1) = a * f(2)</text:p>
          </table:table-cell>
          <table:table-cell table:style-name="Таблица17.C7" office:value-type="string">
            <text:p text:style-name="P150">2 * 4 = 8</text:p>
          </table:table-cell>
        </table:table-row>
        <table:table-row>
          <table:table-cell table:style-name="Таблица17.A2" office:value-type="float" office:value="4">
            <text:p text:style-name="P150">4</text:p>
          </table:table-cell>
          <table:table-cell table:style-name="Таблица17.B7" office:value-type="string">
            <text:p text:style-name="P150">f(4) = a * f(3+1) = a * f(3)</text:p>
          </table:table-cell>
          <table:table-cell table:style-name="Таблица17.C7" office:value-type="string">
            <text:p text:style-name="P150">2 * 8 = 16</text:p>
          </table:table-cell>
        </table:table-row>
        <table:table-row>
          <table:table-cell table:style-name="Таблица17.A2" office:value-type="float" office:value="5">
            <text:p text:style-name="P150">5</text:p>
          </table:table-cell>
          <table:table-cell table:style-name="Таблица17.B7" office:value-type="string">
            <text:p text:style-name="P150">f(5) = a * f(4+1) = a * f(4)</text:p>
          </table:table-cell>
          <table:table-cell table:style-name="Таблица17.C7" office:value-type="string">
            <text:p text:style-name="P150">2 * 16 = 32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&gt;&gt;&gt; рекуррентное определение - это forward recursion. </text:span></text:span></text:p>
      <text:p text:style-name="P187"><text:span text:style-name="Source_20_Text"><text:span text:style-name="T5">&gt;&gt;&gt; Дополнительно надо знать, когда остановиться (k стало равным n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Вопрос: Можно ли эту задачу решить используя цикл?</text:span></text:span></text:p>
      <text:p text:style-name="P187"><text:span text:style-name="Source_20_Text"><text:span text:style-name="T5">Ответ: да, см. power_loop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7"><text:span text:style-name="Source_20_Text"><text:span text:style-name="T5"/></text:span></text:p>
      <text:p text:style-name="P118"><text:span text:style-name="Source_20_Text"><text:span text:style-name="T65">В программировании</text:span></text:span></text:p>
      <text:p text:style-name="P118"><text:span text:style-name="Source_20_Text"><text:span text:style-name="T13"/></text:span></text:p>
      <text:p text:style-name="P121"><text:span text:style-name="Source_20_Text"><text:span text:style-name="T57">Рекурсивная процедура - процедура, прямо или косвенно вызывающая саму себя.</text:span></text:span></text:p>
      <text:p text:style-name="P121"><text:span text:style-name="Source_20_Text"><text:span text:style-name="T57"/></text:span></text:p>
      <text:p text:style-name="P121"><text:span text:style-name="Source_20_Text"><text:span text:style-name="T61">Разделяй и властвуй</text:span></text:span><text:span text:style-name="Source_20_Text"><text:span text:style-name="T5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59"/></text:span></text:p>
      <text:p text:style-name="P121"><text:span text:style-name="Source_20_Text"><text:span text:style-name="T57">Backward recursion - от большей задачи через меньшие задачи мы приходим к base case.</text:span></text:span></text:p>
      <text:p text:style-name="P121"><text:span text:style-name="Source_20_Text"><text:span text:style-name="T51"/></text:span></text:p>
      <text:p text:style-name="P121"><text:span text:style-name="Source_20_Text"><text:span text:style-name="T57">f(n) = a^n для n&gt;=0</text:span></text:span></text:p>
      <text:p text:style-name="P121"><text:span text:style-name="Source_20_Text"><text:span text:style-name="T51"/></text:span></text:p>
      <text:p text:style-name="P2"><text:s text:c="5"/>{ <text:s text:c="2"/>f(0) = 1</text:p>
      <text:p text:style-name="P121"><text:span text:style-name="Source_20_Text"><text:span text:style-name="T57"><text:s text:c="5"/>{ <text:s text:c="2"/>f(k) = a * f(k-1)</text:span></text:span></text:p>
      <text:p text:style-name="P121"><text:span text:style-name="Source_20_Text"><text:span text:style-name="T51"/></text:span></text:p>
      <text:p text:style-name="P121"><text:span text:style-name="Source_20_Text"><text:span text:style-name="T5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1"><text:span text:style-name="Source_20_Text"><text:span text:style-name="T51"/></text:span></text:p>
      <text:p text:style-name="P187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def power a, n</text:span></text:span></text:p>
      <text:p text:style-name="P187"><text:span text:style-name="Source_20_Text"><text:span text:style-name="T5"><text:tab/>if n == 0</text:span></text:span></text:p>
      <text:p text:style-name="P187"><text:span text:style-name="Source_20_Text"><text:span text:style-name="T5"><text:tab/><text:tab/>return 1</text:span></text:span></text:p>
      <text:p text:style-name="P187"><text:span text:style-name="Source_20_Text"><text:span text:style-name="T5"><text:tab/>else</text:span></text:span></text:p>
      <text:p text:style-name="P187"><text:span text:style-name="Source_20_Text"><text:span text:style-name="T5"><text:tab/><text:tab/>return a * power(a, n-1)</text:span></text:span></text:p>
      <text:p text:style-name="P187"><text:span text:style-name="Source_20_Text"><text:span text:style-name="T5"><text:tab/>end</text:span></text:span></text:p>
      <text:p text:style-name="P187"><text:soft-page-break/><text:span text:style-name="Source_20_Text"><text:span text:style-name="T5">end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puts </text:span></text:span><text:span text:style-name="Source_20_Text"><text:span text:style-name="T5">power(2,5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казать как трассировать рекурсию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Распечатать lectures/TracingRecursion.odp</text:span></text:span></text:p>
      <text:p text:style-name="P187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7"><text:span text:style-name="Source_20_Text"><text:span text:style-name="T5">power(2,5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  <table:table-cell table:style-name="Table43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4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3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2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1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0)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Задание: воспроизведите трассировку рекурсии для случая power(2,6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к таблице добавиться строка сверху, </text:span></text:span></text:p>
      <text:p text:style-name="P187"><text:span text:style-name="Source_20_Text"><text:span text:style-name="T5">&gt;&gt;&gt; power(2,6) | 2 | 32 | 64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7"><text:span text:style-name="Source_20_Text"><text:span text:style-name="T5"><text:tab/>if x == 1</text:span></text:span></text:p>
      <text:p text:style-name="P187"><text:span text:style-name="Source_20_Text"><text:span text:style-name="T5"><text:tab/><text:tab/>return a</text:span></text:span></text:p>
      <text:p text:style-name="P187"><text:span text:style-name="Source_20_Text"><text:span text:style-name="T5"><text:tab/>end</text:span></text:span></text:p>
      <text:p text:style-name="P187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5">Base cases can be multiple.</text:span></text:span></text:p>
      <text:p text:style-name="P187"><text:span text:style-name="Source_20_Text"><text:span text:style-name="T5">Recursive calls can be multiple and different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http://en.wikipedia.org/wiki/Collatz_conjectu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7"><text:span text:style-name="Source_20_Text"><text:span text:style-name="T5">def power a, n</text:span></text:span></text:p>
            <text:p text:style-name="P187"><text:span text:style-name="Source_20_Text"><text:span text:style-name="T5"><text:tab/>if n == 0</text:span></text:span></text:p>
            <text:p text:style-name="P187"><text:span text:style-name="Source_20_Text"><text:span text:style-name="T5"><text:tab/><text:tab/>return 1</text:span></text:span></text:p>
            <text:p text:style-name="P187"><text:span text:style-name="Source_20_Text"><text:span text:style-name="T5"><text:tab/>elsif n == 1</text:span></text:span></text:p>
            <text:p text:style-name="P187"><text:span text:style-name="Source_20_Text"><text:span text:style-name="T5"><text:tab/><text:tab/>return a </text:span></text:span></text:p>
            <text:p text:style-name="P187"><text:span text:style-name="Source_20_Text"><text:span text:style-name="T5"><text:tab/>else</text:span></text:span></text:p>
            <text:p text:style-name="P187"><text:span text:style-name="Source_20_Text"><text:span text:style-name="T5"><text:tab/><text:tab/>return a * power(a, n-1)</text:span></text:span></text:p>
            <text:p text:style-name="P187"><text:span text:style-name="Source_20_Text"><text:span text:style-name="T5"><text:tab/>end</text:span></text:span></text:p>
            <text:p text:style-name="P187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7"><text:span text:style-name="Source_20_Text"><text:span text:style-name="T15">if (test for simple case) {</text:span></text:span></text:p>
            <text:p text:style-name="P187"><text:span text:style-name="Source_20_Text"><text:span text:style-name="T15"><text:tab/>Compute a simple solution without using recursion.</text:span></text:span></text:p>
            <text:p text:style-name="P187"><text:span text:style-name="Source_20_Text"><text:span text:style-name="T15">} else {</text:span></text:span></text:p>
            <text:p text:style-name="P187"><text:span text:style-name="Source_20_Text"><text:span text:style-name="T15"><text:tab/>Break the problem down into subproblems of the same form.</text:span></text:span></text:p>
            <text:p text:style-name="P187"><text:span text:style-name="Source_20_Text"><text:span text:style-name="T15"><text:tab/>Solve each of the subproblems by calling this function recursively.</text:span></text:span></text:p>
            <text:p text:style-name="P187"><text:span text:style-name="Source_20_Text"><text:span text:style-name="T15"><text:tab/>Reassemble the solutions to the subproblems into a solution for the whole.</text:span></text:span></text:p>
            <text:p text:style-name="P187"><text:span text:style-name="Source_20_Text"><text:span text:style-name="T15">}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/></text:span></text:p>
      <text:p text:style-name="P187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reverse(“bamboo”) #=&gt; oobmab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дсказка:</text:span></text:span></text:p>
      <text:p text:style-name="P187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7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7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7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  <table:table-cell table:style-name="Table44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7"><text:span text:style-name="Source_20_Text"><text:span text:style-name="T5">a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7"><text:span text:style-name="Source_20_Text"><text:span text:style-name="T5">m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  <table:table-cell table:style-name="Table44.A1" office:value-type="string">
            <text:p text:style-name="P187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Ответ: recursion/reverse_string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3">Задания</text:span></text:span></text:p>
      <text:p text:style-name="P187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49"/>
      <text:p text:style-name="P121"><text:span text:style-name="Source_20_Text"><text:span text:style-name="T65">ответ: lesson.31/recursion/factorial</text:span></text:span></text:p>
      <text:p text:style-name="P121"><text:span text:style-name="Source_20_Text"><text:span text:style-name="T5"/></text:span></text:p>
      <text:p text:style-name="P187"><text:span text:style-name="Source_20_Text"><text:span text:style-name="T42">Задания</text:span></text:span></text:p>
      <text:p text:style-name="P187"><text:span text:style-name="Source_20_Text"><text:span text:style-name="T42"/></text:span></text:p>
      <text:list xml:id="list8726649362514425286" text:style-name="WWNum72">
        <text:list-header>
          <text:p text:style-name="P279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1"><text:span text:style-name="Source_20_Text"><text:span text:style-name="T15"/></text:span></text:p>
      <text:p text:style-name="P111"><text:span text:style-name="Source_20_Text"><text:span text:style-name="T15">Начальный скрипт: recursion/array_sum_stub</text:span></text:span></text:p>
      <text:p text:style-name="P111"><text:span text:style-name="Source_20_Text"><text:span text:style-name="T15">Ответ: recursion/array_sum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Ответ: recursion/array_sum_n_first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Вопрос: какое из решений лучше использует память?</text:span></text:span></text:p>
      <text:p text:style-name="P111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1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5">Рекурсия</text:p>
          </table:table-cell>
          <table:table-cell table:style-name="Table33.A1" office:value-type="string">
            <text:p text:style-name="P158">Занятие 32</text:p>
            <text:p text:style-name="P158">(90 минут)</text:p>
          </table:table-cell>
        </table:table-row>
      </table:table>
      <text:p text:style-name="P111"><text:span text:style-name="Source_20_Text"><text:span text:style-name="T29"/></text:span></text:p>
      <text:p text:style-name="P111"><text:span text:style-name="Source_20_Text"><text:span text:style-name="T46">Раздаточный материал</text:span></text:span></text:p>
      <text:p text:style-name="P111"><text:span text:style-name="Source_20_Text"><text:span text:style-name="T46"/></text:span></text:p>
      <text:list xml:id="list5507140707139503091" text:style-name="L65">
        <text:list-item>
          <text:p text:style-name="P285"><text:span text:style-name="Source_20_Text"><text:span text:style-name="T34">lesson.32.tar.bz2</text:span></text:span></text:p>
        </text:list-item>
        <text:list-item>
          <text:p text:style-name="P285"><text:span text:style-name="Source_20_Text"><text:span text:style-name="T34">бланки с таблицей для трассировки рекурсии</text:span></text:span></text:p>
        </text:list-item>
      </text:list>
      <text:p text:style-name="P111"><text:span text:style-name="Source_20_Text"><text:span text:style-name="T29"/></text:span></text:p>
      <text:p text:style-name="P64">Call Stack (стек вызовов)</text:p>
      <text:p text:style-name="P49"/>
      <text:p text:style-name="P49">см. lesson.31/recursion/power_rec_failing</text:p>
      <text:p text:style-name="P49"/>
      <text:p text:style-name="P49">Стэк вызовов - механизм реализации рекурсии в языках программирования.</text:p>
      <text:p text:style-name="P49"/>
      <text:p text:style-name="P49">&gt;&gt;&gt; картинка стек-фреймов на примере возведения в степень power(2,3)</text:p>
      <text:p text:style-name="P49"/>
      <text:p text:style-name="P49">Количество вызовов называется глубиной рекурсии</text:p>
      <text:p text:style-name="P49"/>
      <text:p text:style-name="P49">При большой глубине рекурсии может произойти переполнение стэка вызовов.</text:p>
      <text:p text:style-name="P49"><text:tab/>&gt; stack level too deep</text:p>
      <text:p text:style-name="P49"/>
      <text:p text:style-name="P49">Рекурсия - дорогая операция:</text:p>
      <text:list xml:id="list6946438032607056851" text:style-name="L66">
        <text:list-item>
          <text:p text:style-name="P232">каждый stack frame требует памяти</text:p>
        </text:list-item>
        <text:list-item>
          <text:p text:style-name="P232">создание stack frame требует времени</text:p>
        </text:list-item>
      </text:list>
      <text:p text:style-name="P121"><text:span text:style-name="Source_20_Text"><text:span text:style-name="T56"/></text:span></text:p>
      <text:p text:style-name="P121"><text:span text:style-name="Source_20_Text"><text:span text:style-name="T60">&gt;&gt;&gt; здесь разобрать/сделать задания с предыдущих слайдов</text:span></text:span></text:p>
      <text:p text:style-name="P121"><text:span text:style-name="Source_20_Text"><text:span text:style-name="T60"/></text:span></text:p>
      <text:p text:style-name="P121"><text:span text:style-name="Source_20_Text"><text:span text:style-name="T62">Хвостовая рекурсия</text:span></text:span></text:p>
      <text:p text:style-name="P121"><text:span text:style-name="Source_20_Text"><text:span text:style-name="T63"/></text:span></text:p>
      <text:p text:style-name="P49">Хвостовая рекурсия (tail recursion) - такой способ задания рекурсивной процедуры, при котором рекурсивный вызов является <text:span text:style-name="T75">последним и единственным</text:span> действием процедуры.</text:p>
      <text:p text:style-name="P49"/>
      <text:p text:style-name="P49">пример: lesson.32/recursion/power_tailrec</text:p>
      <text:p text:style-name="P49"/>
      <text:p text:style-name="P49">не хвостовая рекурсия</text:p>
      <text:p text:style-name="P49"/>
      <text:p text:style-name="P49">def power(base, exp)</text:p>
      <text:p text:style-name="P49"><text:s text:c="2"/>if exp == 0</text:p>
      <text:p text:style-name="P49"><text:s text:c="4"/>1</text:p>
      <text:p text:style-name="P49"><text:s text:c="2"/>else</text:p>
      <text:p text:style-name="P49"><text:s text:c="4"/>base * power(base, exp-1)</text:p>
      <text:p text:style-name="P49"><text:s text:c="2"/>end</text:p>
      <text:p text:style-name="P49">end</text:p>
      <text:p text:style-name="P49"/>
      <text:p text:style-name="P49">хвостовая рекурсия</text:p>
      <text:p text:style-name="P49"/>
      <text:p text:style-name="P49">def power(base, exp, accum=1)</text:p>
      <text:p text:style-name="P49"><text:s text:c="2"/>if exp == 0</text:p>
      <text:p text:style-name="P49"><text:soft-page-break/><text:s text:c="4"/>accum # когда наступает base case, необходимо вернуть аккумулированное значение</text:p>
      <text:p text:style-name="P49"><text:s text:c="2"/>else</text:p>
      <text:p text:style-name="P49"><text:s text:c="4"/>power(base, exp-1, accum*base)</text:p>
      <text:p text:style-name="P49"><text:s text:c="2"/>end</text:p>
      <text:p text:style-name="P49">end</text:p>
      <text:p text:style-name="P49"/>
      <text:p text:style-name="P49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2"/>
          </table:table-cell>
          <table:table-cell table:style-name="Table42.A1" office:value-type="string">
            <text:p text:style-name="P192">ждущее</text:p>
            <text:p text:style-name="P192">значение</text:p>
          </table:table-cell>
          <table:table-cell table:style-name="Table42.A1" office:value-type="string">
            <text:p text:style-name="P191">значение, пришедшее на возврате</text:p>
          </table:table-cell>
          <table:table-cell table:style-name="Table42.A1" office:value-type="string">
            <text:p text:style-name="P192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65">power(2,5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65">power(2,4, 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65">power(2,3, 4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65">power(2,2, 8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65">power(2,1, 16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65">power(2,0, 3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</table:table>
      <text:p text:style-name="P49"/>
      <text:p text:style-name="P49">&gt;&gt;&gt; вычесленное промежуточное значение помещается в переменную-аккумулятор. это может быть переменная любого типа данных</text:p>
      <text:p text:style-name="P49"/>
      <text:p text:style-name="P49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49"/>
      <text:p text:style-name="P49">Руби по умолчанию не поддерживает tail recursion optimization, но может быть перекомпелирован с поддержкой хвостовой рекурсии.</text:p>
      <text:p text:style-name="P49"/>
      <text:p text:style-name="P49">!!! Задание: реализуйте вычисление факториала в виде хвостовой рекурсии</text:p>
      <text:p text:style-name="P49"/>
      <text:p text:style-name="P49">ответ: lesson.32/recursion/factorial_tailrec</text:p>
      <text:p text:style-name="P49"/>
      <text:p text:style-name="P49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1"><text:span text:style-name="Source_20_Text"><text:span text:style-name="T15"/></text:span></text:p>
      <text:p text:style-name="P121"><text:span text:style-name="Source_20_Text"><text:span text:style-name="T57">def reverse(str, res="") </text:span></text:span></text:p>
      <text:p text:style-name="P121"><text:span text:style-name="Source_20_Text"><text:span text:style-name="T57"><text:s text:c="2"/>if str.empty? </text:span></text:span></text:p>
      <text:p text:style-name="P121"><text:span text:style-name="Source_20_Text"><text:span text:style-name="T57"><text:s text:c="4"/>res </text:span></text:span></text:p>
      <text:p text:style-name="P121"><text:span text:style-name="Source_20_Text"><text:span text:style-name="T57"><text:s text:c="2"/>else </text:span></text:span></text:p>
      <text:p text:style-name="P121"><text:span text:style-name="Source_20_Text"><text:span text:style-name="T57"><text:s text:c="4"/>reverse(str[0..-2], res &lt;&lt; str[-1,1]) </text:span></text:span></text:p>
      <text:p text:style-name="P121"><text:span text:style-name="Source_20_Text"><text:span text:style-name="T57"><text:s text:c="2"/>end </text:span></text:span></text:p>
      <text:p text:style-name="P121"><text:span text:style-name="Source_20_Text"><text:span text:style-name="T57">end</text:span></text:span></text:p>
      <text:p text:style-name="P121"><text:span text:style-name="Source_20_Text"><text:span text:style-name="T51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2"/>
          </table:table-cell>
          <table:table-cell table:style-name="Table40.A1" office:value-type="string">
            <text:p text:style-name="P192">ждущее</text:p>
            <text:p text:style-name="P192">значение</text:p>
          </table:table-cell>
          <table:table-cell table:style-name="Table40.A1" office:value-type="string">
            <text:p text:style-name="P191">значение, пришедшее на возврате (берется из 4)</text:p>
          </table:table-cell>
          <table:table-cell table:style-name="Table40.A1" office:value-type="string">
            <text:p text:style-name="P192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7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</table:table>
      <text:p text:style-name="P121"><text:span text:style-name="Source_20_Text"><text:span text:style-name="T42"/></text:span></text:p>
      <text:p text:style-name="P121"><text:span text:style-name="Source_20_Text"><text:span text:style-name="T64">Задания</text:span></text:span></text:p>
      <text:p text:style-name="P121"><text:span text:style-name="Source_20_Text"><text:span text:style-name="T42"/></text:span></text:p>
      <text:p text:style-name="P121"><text:span text:style-name="Source_20_Text"><text:span text:style-name="T57">Реализуйте метод, проверяющий, является ли данная строка палиндромом.</text:span></text:span></text:p>
      <text:p text:style-name="P121"><text:span text:style-name="Source_20_Text"><text:span text:style-name="T51"/></text:span></text:p>
      <text:p text:style-name="P121"><text:span text:style-name="Source_20_Text"><text:span text:style-name="T57"><text:tab/>palindrome?I(«civic») #=&gt; true</text:span></text:span></text:p>
      <text:p text:style-name="P121"><text:span text:style-name="Source_20_Text"><text:span text:style-name="T51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1"><text:span text:style-name="Source_20_Text"><text:span text:style-name="T57">Intuition:</text:span></text:span></text:p>
          </table:table-cell>
          <table:table-cell table:style-name="Table34.B1" office:value-type="string">
            <text:p text:style-name="P150">civi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57">если первая и последняя буквы совпадают</text:span></text:span></text:p>
          </table:table-cell>
          <table:table-cell table:style-name="Table34.B2" office:value-type="string">
            <text:p text:style-name="P150">c ... 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57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0">. ivi .</text:p>
          </table:table-cell>
        </table:table-row>
        <table:table-row>
          <table:table-cell table:style-name="Table34.A2" office:value-type="string">
            <text:p text:style-name="P121">то все слово является палиндромом</text:p>
          </table:table-cell>
          <table:table-cell table:style-name="Table34.B2" office:value-type="string">
            <text:p text:style-name="P150"/>
          </table:table-cell>
        </table:table-row>
      </table:table>
      <text:p text:style-name="P121"><text:span text:style-name="Source_20_Text"><text:span text:style-name="T51"/></text:span></text:p>
      <text:p text:style-name="P121"><text:span text:style-name="Source_20_Text"><text:span text:style-name="T57">Это и есть индуктивный шаг.</text:span></text:span></text:p>
      <text:p text:style-name="P121"><text:span text:style-name="Source_20_Text"><text:span text:style-name="T15"/></text:span></text:p>
      <text:p text:style-name="P121"><text:span text:style-name="Source_20_Text"><text:span text:style-name="T57">Сформулируйте базис рекурсии?</text:span></text:span></text:p>
      <text:p text:style-name="P190"><text:span text:style-name="Source_20_Text"><text:span text:style-name="T57">для какой строки задачу не нужно уменьшать, а можно сразу принять решение?</text:span></text:span></text:p>
      <text:p text:style-name="P190"><text:span text:style-name="Source_20_Text"><text:span text:style-name="T57">является ли палиндромом пустая строка? -- да,</text:span></text:span></text:p>
      <text:p text:style-name="P190"><text:span text:style-name="Source_20_Text"><text:span text:style-name="T57">является ли палиндромом строка, состоящая из одного символа? -- да</text:span></text:span></text:p>
      <text:p text:style-name="P190"><text:span text:style-name="Source_20_Text"><text:span text:style-name="T57">является ли палиндромом строка, состоящая из двух символов? -- может быть, но этот случай не подходит как base case</text:span></text:span></text:p>
      <text:p text:style-name="P121"><text:span text:style-name="Source_20_Text"><text:span text:style-name="T51"/></text:span></text:p>
      <text:p text:style-name="P121"><text:span text:style-name="Source_20_Text"><text:span text:style-name="T51"/></text:span></text:p>
      <text:p text:style-name="P121"><text:span text:style-name="Source_20_Text"><text:span text:style-name="T57">ответ: lesson.32/recursion/palindrome</text:span></text:span></text:p>
      <text:p text:style-name="P121"><text:span text:style-name="Source_20_Text"><text:span text:style-name="T57">слова для тестирования: palindrome.in</text:span></text:span></text:p>
      <text:p text:style-name="P121"><text:span text:style-name="Source_20_Text"><text:span text:style-name="T51"/></text:span></text:p>
      <text:p text:style-name="P121"><text:span text:style-name="Source_20_Text"><text:span text:style-name="T57">def palindrome? str </text:span></text:span></text:p>
      <text:p text:style-name="P121"><text:span text:style-name="Source_20_Text"><text:span text:style-name="T57"><text:s text:c="2"/>if str.length &lt; 2 </text:span></text:span></text:p>
      <text:p text:style-name="P121"><text:span text:style-name="Source_20_Text"><text:span text:style-name="T57"><text:s text:c="4"/>true </text:span></text:span></text:p>
      <text:p text:style-name="P121"><text:span text:style-name="Source_20_Text"><text:span text:style-name="T57"><text:s text:c="2"/>else </text:span></text:span></text:p>
      <text:p text:style-name="P121"><text:span text:style-name="Source_20_Text"><text:span text:style-name="T57"><text:s text:c="4"/>str.match /^(.)(.*)(.)$/ </text:span></text:span></text:p>
      <text:p text:style-name="P121"><text:span text:style-name="Source_20_Text"><text:span text:style-name="T57"><text:s text:c="4"/>head, body, tail = $~.captures </text:span></text:span></text:p>
      <text:p text:style-name="P121"><text:span text:style-name="Source_20_Text"><text:span text:style-name="T57"><text:s text:c="4"/>head == tail &amp;&amp; palindrome?(body) </text:span></text:span></text:p>
      <text:p text:style-name="P121"><text:span text:style-name="Source_20_Text"><text:span text:style-name="T57"><text:s text:c="2"/>end </text:span></text:span></text:p>
      <text:p text:style-name="P121"><text:span text:style-name="Source_20_Text"><text:span text:style-name="T57">end</text:span></text:span></text:p>
      <text:p text:style-name="P121"><text:span text:style-name="Source_20_Text"><text:span text:style-name="T51"/></text:span></text:p>
      <text:p text:style-name="P121"><text:span text:style-name="Source_20_Text"><text:span text:style-name="T59">Заполните таблицу трассировки для этой задачи на примере слова civic и trust</text:span></text:span></text:p>
      <text:p text:style-name="P121"><text:span text:style-name="Source_20_Text"><text:span text:style-name="T51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7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7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7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</table:table>
      <text:p text:style-name="P187"><text:span text:style-name="Source_20_Text"><text:span text:style-name="T42"/></text:span></text:p>
      <text:p text:style-name="P121"><text:span text:style-name="Source_20_Text"><text:span text:style-name="T59">Таблица трассировки для слова trust</text:span></text:span></text:p>
      <text:p text:style-name="P187"><text:span text:style-name="Source_20_Text"><text:span text:style-name="T42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7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7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7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7"><text:span text:style-name="Source_20_Text"><text:span text:style-name="T5">-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7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7"><text:span text:style-name="Source_20_Text"><text:span text:style-name="T42"/></text:span></text:p>
      <text:p text:style-name="P187"><text:span text:style-name="Source_20_Text"><text:span text:style-name="T42">Задание</text:span></text:span></text:p>
      <text:p text:style-name="P187"><text:soft-page-break/><text:span text:style-name="Source_20_Text"><text:span text:style-name="T42"/></text:span></text:p>
      <text:p text:style-name="P187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um_digits(2014) #=&gt; 7 # т.к. <text:s/>2+0+1+4 = 7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2/recursion/sum_digit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34">&gt;&gt;&gt; Нарисовать в виде дерева:</text:span></text:span></text:p>
      <text:p text:style-name="P187"><text:span text:style-name="Source_20_Text"><text:span text:style-name="T15"><text:s text:c="3"/>2014</text:span></text:span></text:p>
      <text:p text:style-name="P187"><text:span text:style-name="Source_20_Text"><text:span text:style-name="T15"><text:s text:c="3"/>| <text:s text:c="5"/>|</text:span></text:span></text:p>
      <text:p text:style-name="P187"><text:span text:style-name="Source_20_Text"><text:span text:style-name="T15">201 <text:s/>| 4</text:span></text:span></text:p>
      <text:p text:style-name="P187"><text:span text:style-name="Source_20_Text"><text:span text:style-name="T15"><text:s text:c="2"/>| <text:s text:c="2"/>\</text:span></text:span></text:p>
      <text:p text:style-name="P187"><text:span text:style-name="Source_20_Text"><text:span text:style-name="T15">20 | 1</text:span></text:span></text:p>
      <text:p text:style-name="P187"><text:span text:style-name="Source_20_Text"><text:span text:style-name="T15"><text:s/>| <text:s/>\</text:span></text:span></text:p>
      <text:p text:style-name="P187"><text:span text:style-name="Source_20_Text"><text:span text:style-name="T15">2 | 0</text:span></text:span></text:p>
      <text:p text:style-name="P187"><text:span text:style-name="Source_20_Text"><text:span text:style-name="T15"><text:s/>|</text:span></text:span></text:p>
      <text:p text:style-name="P187"><text:span text:style-name="Source_20_Text"><text:span text:style-name="T15">2 = base cas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ак получить значение последнего разряда? см. radix_sor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42">(домашнее) Задание*</text:span></text:span></text:p>
      <text:p text:style-name="P187"><text:span text:style-name="Source_20_Text"><text:span text:style-name="T42"/></text:span></text:p>
      <text:p text:style-name="P187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шаг 1: 1 + 7 + 2 + 9 #=&gt; 19</text:span></text:span></text:p>
      <text:p text:style-name="P187"><text:span text:style-name="Source_20_Text"><text:span text:style-name="T15"><text:tab/>шаг 2: 1 + 9 <text:s text:c="12"/>#=&gt; 10</text:span></text:span></text:p>
      <text:p text:style-name="P187"><text:span text:style-name="Source_20_Text"><text:span text:style-name="T15"><text:tab/>шаг 3: 1 + 0 <text:s text:c="12"/>#=&gt; 1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решении нельзя использовать циклы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3/recursion/digital_root_stub</text:span></text:span></text:p>
      <text:p text:style-name="P187"><text:span text:style-name="Source_20_Text"><text:span text:style-name="T15">ответ: lesson.33/recursion/digital_roo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ариация попроще: можно использовать цикл и sum_digits.</text:span></text:span></text:p>
      <text:p text:style-name="P187"><text:span text:style-name="Source_20_Text"><text:span text:style-name="T29"/></text:span></text:p>
      <text:p text:style-name="P187"><text:span text:style-name="Source_20_Text"><text:span text:style-name="T46">Задание</text:span></text:span></text:p>
      <text:p text:style-name="P187"><text:span text:style-name="Source_20_Text"><text:span text:style-name="T46"/></text:span></text:p>
      <text:p text:style-name="P187"><text:span text:style-name="Source_20_Text"><text:span text:style-name="T34">Взаимная рекурсия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34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7"><text:span text:style-name="Source_20_Text"><text:span text:style-name="T34"/></text:span></text:p>
      <text:p text:style-name="P187"><text:soft-page-break/><text:span text:style-name="Source_20_Text"><text:span text:style-name="T34">число является четным, если предшественник числа - нечетное число</text:span></text:span></text:p>
      <text:p text:style-name="P187"><text:span text:style-name="Source_20_Text"><text:span text:style-name="T34">число является нечетным, если оно не является четным</text:span></text:span></text:p>
      <text:p text:style-name="P187"><text:span text:style-name="Source_20_Text"><text:span text:style-name="T34">число 0 является четным</text:span></text:span></text:p>
      <text:list xml:id="list1287798406599044148" text:style-name="L67">
        <text:list-header>
          <text:p text:style-name="P286"><text:span text:style-name="Source_20_Text"><text:span text:style-name="T34"/></text:span></text:p>
        </text:list-header>
      </text:list>
      <text:p text:style-name="P187"><text:span text:style-name="Source_20_Text"><text:span text:style-name="T34">начальный скрипт: lesson.32/recursion/odd_or_even_stub</text:span></text:span></text:p>
      <text:p text:style-name="P187"><text:span text:style-name="Source_20_Text"><text:span text:style-name="T34">ответ: lesson.32/recursion/odd_or_even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34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34">def even? n</text:span></text:span></text:p>
      <text:p text:style-name="P187"><text:span text:style-name="Source_20_Text"><text:span text:style-name="T34"><text:s text:c="2"/>if n == 0</text:span></text:span></text:p>
      <text:p text:style-name="P187"><text:span text:style-name="Source_20_Text"><text:span text:style-name="T34"><text:s text:c="6"/>return true</text:span></text:span></text:p>
      <text:p text:style-name="P187"><text:span text:style-name="Source_20_Text"><text:span text:style-name="T34"><text:s text:c="3"/>else</text:span></text:span></text:p>
      <text:p text:style-name="P187"><text:span text:style-name="Source_20_Text"><text:span text:style-name="T34"><text:s text:c="6"/>return odd? n-1</text:span></text:span></text:p>
      <text:p text:style-name="P187"><text:span text:style-name="Source_20_Text"><text:span text:style-name="T34"><text:s text:c="3"/>end</text:span></text:span></text:p>
      <text:p text:style-name="P187"><text:span text:style-name="Source_20_Text"><text:span text:style-name="T34">end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34">def odd? n</text:span></text:span></text:p>
      <text:p text:style-name="P187"><text:span text:style-name="Source_20_Text"><text:span text:style-name="T34"><text:s text:c="2"/>if n == 1</text:span></text:span></text:p>
      <text:p text:style-name="P187"><text:span text:style-name="Source_20_Text"><text:span text:style-name="T34"><text:s text:c="4"/>return true</text:span></text:span></text:p>
      <text:p text:style-name="P187"><text:span text:style-name="Source_20_Text"><text:span text:style-name="T34"><text:s text:c="2"/>else</text:span></text:span></text:p>
      <text:p text:style-name="P187"><text:span text:style-name="Source_20_Text"><text:span text:style-name="T34"><text:s text:c="4"/>return even? n-1</text:span></text:span></text:p>
      <text:p text:style-name="P187"><text:span text:style-name="Source_20_Text"><text:span text:style-name="T34"><text:s text:c="2"/>end</text:span></text:span></text:p>
      <text:p text:style-name="P187"><text:span text:style-name="Source_20_Text"><text:span text:style-name="T34">end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34">см. lesson.32/recursion/odd_or_even_2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46">Задание</text:span></text:span></text:p>
      <text:p text:style-name="P187"><text:span text:style-name="Source_20_Text"><text:span text:style-name="T46"/></text:span></text:p>
      <text:p text:style-name="P187"><text:span text:style-name="Source_20_Text"><text:span text:style-name="T34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7"><text:span text:style-name="Source_20_Text"><text:span text:style-name="T34"/></text:span></text:p>
      <text:list xml:id="list659299853133514562" text:style-name="L68">
        <text:list-item>
          <text:p text:style-name="P287"><text:span text:style-name="Source_20_Text"><text:span text:style-name="T34">если x делится без остатка на y, то y и есть НОД -- (базис рекурсии)</text:span></text:span></text:p>
        </text:list-item>
      </text:list>
      <text:p text:style-name="P187"><text:span text:style-name="Source_20_Text"><text:span text:style-name="T34"><text:tab/><text:tab/>x = k*y + 0</text:span></text:span></text:p>
      <text:p text:style-name="P187"><text:span text:style-name="Source_20_Text"><text:span text:style-name="T34"/></text:span></text:p>
      <text:list xml:id="list151343087332311" text:continue-numbering="true" text:style-name="L68">
        <text:list-item>
          <text:p text:style-name="P287"><text:span text:style-name="Source_20_Text"><text:span text:style-name="T34">в противном случае, НОД чисел x и y равен НОДелителю чисел y и остатка от деления x на y</text:span></text:span></text:p>
        </text:list-item>
      </text:list>
      <text:p text:style-name="P187"><text:span text:style-name="Source_20_Text"><text:span text:style-name="T34"/></text:span></text:p>
      <text:p text:style-name="P187"><text:span text:style-name="Source_20_Text"><text:span text:style-name="T34"><text:tab/><text:tab/>x = k*y + r, где r &gt; 0</text:span></text:span></text:p>
      <text:p text:style-name="P187"><text:span text:style-name="Source_20_Text"><text:span text:style-name="T34"><text:tab/><text:tab/>надо искать НОД чисел y и r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34">ответ: lesson.32/recursion/euclid_gcd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34">http://en.wikipedia.org/wiki/Euclidean_algorithm</text:span></text:span></text:p>
      <text:p text:style-name="P187"><text:span text:style-name="Source_20_Text"><text:span text:style-name="T34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5">Рекурсия с мемоизацией</text:p>
            <text:p text:style-name="P155">числа фибоначчи</text:p>
            <text:p text:style-name="P155">решение задач</text:p>
          </table:table-cell>
          <table:table-cell table:style-name="Таблица15.A1" office:value-type="string">
            <text:p text:style-name="P158">Занятие 33</text:p>
            <text:p text:style-name="P158">(90 минут)</text:p>
          </table:table-cell>
        </table:table-row>
      </table:table>
      <text:p text:style-name="P187"><text:span text:style-name="Source_20_Text"><text:span text:style-name="T29"/></text:span></text:p>
      <text:p text:style-name="P187"><text:span text:style-name="Source_20_Text"><text:span text:style-name="T46">Раздаточный материал</text:span></text:span></text:p>
      <text:p text:style-name="P187"><text:span text:style-name="Source_20_Text"><text:span text:style-name="T46"/></text:span></text:p>
      <text:list xml:id="list8092736852247613715" text:style-name="L69">
        <text:list-item>
          <text:p text:style-name="P288"><text:span text:style-name="Source_20_Text"><text:span text:style-name="T34">lesson.33.tar.bz2</text:span></text:span></text:p>
        </text:list-item>
      </text:list>
      <text:p text:style-name="P187"><text:span text:style-name="Source_20_Text"><text:span text:style-name="T34"/></text:span></text:p>
      <text:p text:style-name="P187"><text:span text:style-name="Source_20_Text"><text:span text:style-name="T46">План занятия</text:span></text:span></text:p>
      <text:p text:style-name="P187"><text:span text:style-name="Source_20_Text"><text:span text:style-name="T46"/></text:span></text:p>
      <text:list xml:id="list4511448880237940696" text:style-name="L70">
        <text:list-item>
          <text:p text:style-name="P289"><text:span text:style-name="Source_20_Text"><text:span text:style-name="T34">Объявить сбор заданий от студентов!!! Иначе расстрел</text:span></text:span></text:p>
        </text:list-item>
      </text:list>
      <text:list xml:id="list3737285513123170017" text:style-name="L71">
        <text:list-item>
          <text:p text:style-name="P290"><text:span text:style-name="Source_20_Text"><text:span text:style-name="T34">Разбор задания про определение четного/нечетного. + вопрос для lesson.32/recursion/odd_or_even_2</text:span></text:span></text:p>
        </text:list-item>
        <text:list-item>
          <text:p text:style-name="P290"><text:span text:style-name="Source_20_Text"><text:span text:style-name="T34">Фибоначчи и мемоизация</text:span></text:span></text:p>
        </text:list-item>
        <text:list-item>
          <text:p text:style-name="P290"><text:span text:style-name="Source_20_Text"><text:span text:style-name="T34">Решение остальных задач по теме рекурсия со слайдов, которые не были решены</text:span></text:span></text:p>
        </text:list-item>
      </text:list>
      <text:p text:style-name="P187"><text:span text:style-name="Source_20_Text"><text:span text:style-name="T34"/></text:span></text:p>
      <text:p text:style-name="P187"><text:span text:style-name="Source_20_Text"><text:span text:style-name="T46">Вопросы</text:span></text:span></text:p>
      <text:p text:style-name="P187"><text:span text:style-name="Source_20_Text"><text:span text:style-name="T46"/></text:span></text:p>
      <text:p text:style-name="P187"><text:span text:style-name="Source_20_Text"><text:span text:style-name="T34">попросить показать как вычисляется факториал на примере колоды карты. Каждая карта это stack frame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34">TODO: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42">Задание: Кролики Фибоначчи</text:span></text:span></text:p>
      <text:p text:style-name="P187"><text:span text:style-name="Source_20_Text"><text:span text:style-name="T42"/></text:span></text:p>
      <text:p text:style-name="P187"><text:span text:style-name="Source_20_Text"><text:span text:style-name="T15">1202 год, Leonardo Fibonacci в трактате Liber Abbaci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7"><text:span text:style-name="Source_20_Text"><text:span text:style-name="T15">молодые кролики приобретают способность размножаться на 2 месяц от роду</text:span></text:span></text:p>
      <text:p text:style-name="P187"><text:span text:style-name="Source_20_Text"><text:span text:style-name="T15">кролики не умирают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чет на начало месяца!</text:span></text:span></text:p>
      <text:p text:style-name="P187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0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рт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2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й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3</text:p>
          </table:table-cell>
        </table:table-row>
        <text:soft-page-break/>
        <table:table-row>
          <table:table-cell table:style-name="Table41.A2" office:value-type="string">
            <text:p text:style-name="P193"><text:span text:style-name="Source_20_Text"><text:span text:style-name="T15">июнь</text:span></text:span>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2</text:p>
          </table:table-cell>
          <table:table-cell table:style-name="Table41.E2" office:value-type="string">
            <text:p text:style-name="P181">5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июль</text:span></text:span>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3</text:p>
          </table:table-cell>
          <table:table-cell table:style-name="Table41.E2" office:value-type="string">
            <text:p text:style-name="P181">8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1">5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5</text:p>
          </table:table-cell>
          <table:table-cell table:style-name="Table41.E2" office:value-type="string">
            <text:p text:style-name="P181">13</text:p>
          </table:table-cell>
        </table:table-row>
      </table:table>
      <text:p text:style-name="P187"><text:span text:style-name="Source_20_Text"><text:span text:style-name="T15"/></text:span></text:p>
      <text:p text:style-name="P187"><text:span text:style-name="Source_20_Text"><text:span text:style-name="T15">сколько будет кроликов в январе следующего года?</text:span></text:span></text:p>
      <text:p text:style-name="P187"><text:span text:style-name="Source_20_Text"><text:span text:style-name="T15">t13 = 144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личество кроликов в этом месяце =</text:span></text:span></text:p>
      <text:p text:style-name="P187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7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tn = tn-1 + tn-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42">Задание</text:span></text:span></text:p>
      <text:p text:style-name="P187"><text:span text:style-name="Source_20_Text"><text:span text:style-name="T42"/></text:span></text:p>
      <text:p text:style-name="Standard"><text:span text:style-name="Source_20_Text"><text:span text:style-name="T83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42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42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56"/></text:span></text:p>
      <text:p text:style-name="Standard"><text:span text:style-name="Source_20_Text"><text:span text:style-name="T66">&gt;&gt;&gt; Это неправильно, так как этот кэш не очищается</text:span></text:span></text:p>
      <text:p text:style-name="Standard"><text:span text:style-name="Source_20_Text"><text:span text:style-name="T66">def fibo_nth(n)</text:span></text:span></text:p>
      <text:p text:style-name="Standard"><text:span text:style-name="Source_20_Text"><text:span text:style-name="T66"><text:s text:c="2"/>@fibo_numbers ||= {0 =&gt; 0, 1 =&gt; 1}</text:span></text:span></text:p>
      <text:p text:style-name="Standard"><text:span text:style-name="Source_20_Text"><text:span text:style-name="T66"><text:s text:c="2"/>@fibo_numbers[n] ||= fibo_nth(n-2) + fibo_nth(n-1)</text:span></text:span></text:p>
      <text:p text:style-name="Standard"><text:span text:style-name="Source_20_Text"><text:span text:style-name="T66">end</text:span></text:span></text:p>
      <text:p text:style-name="Standard"><text:span text:style-name="Source_20_Text"><text:span text:style-name="T66">fibo_nth(20) #=&gt; 6765</text:span></text:span></text:p>
      <text:p text:style-name="Standard"><text:span text:style-name="Source_20_Text"><text:span text:style-name="T56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3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42">Задание</text:span></text:span></text:p>
      <text:p text:style-name="Standard"><text:soft-page-break/><text:span text:style-name="Source_20_Text"><text:span text:style-name="T42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7"><text:span text:style-name="Source_20_Text"><text:span text:style-name="T42">(домашнее) Задание </text:span></text:span><text:span text:style-name="Source_20_Text"><text:span text:style-name="T29">нет на слайдах</text:span></text:span></text:p>
      <text:p text:style-name="P187"><text:span text:style-name="Source_20_Text"><text:span text:style-name="T42"/></text:span></text:p>
      <text:p text:style-name="P187"><text:span text:style-name="Source_20_Text"><text:span text:style-name="T34">(вариации на тему http://en.wikipedia.org/wiki/Caesar_cipher)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 b c d e f g h i j k l m n o p q r s t u v w x y z</text:span></text:span></text:p>
      <text:p text:style-name="P187"><text:span text:style-name="Source_20_Text"><text:span text:style-name="T15"><text:tab/>d e f g h i j k l m n o p q r s t u v w x y z { <text:s/>| <text:s/>}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hift_cipher('abcdef', 3) #=&gt; 'defghi'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Проблемы:</text:span></text:span></text:p>
      <text:p text:style-name="P187"><text:span text:style-name="Source_20_Text"><text:span text:style-name="T15">у пробела нет предыдущего печатаемого символа http://en.wikipedia.org/wiki/Latin-1</text:span></text:span></text:p>
      <text:p text:style-name="P187"><text:span text:style-name="Source_20_Text"><text:span text:style-name="T15"><text:tab/>&gt; ' '.ord #=&gt; 32</text:span></text:span></text:p>
      <text:p text:style-name="P187"><text:span text:style-name="Source_20_Text"><text:span text:style-name="T15"><text:tab/>&gt; 31.chr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2/recursion/cipher_machine_stub</text:span></text:span></text:p>
      <text:p text:style-name="P187"><text:span text:style-name="Source_20_Text"><text:span text:style-name="T15">ответ: lesson.32/recursion/cipher_machin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Base case - сдвиг пустой строки дает пустую строку</text:span></text:span></text:p>
      <text:p text:style-name="P187"><text:span text:style-name="Source_20_Text"><text:span text:style-name="T34">Индукция - сдвинуть первый символ и присоединить к нему сдвинутую оставшуюся подстроку без первого символа</text:span></text:span></text:p>
      <text:p text:style-name="P187"><text:span text:style-name="Source_20_Text"><text:span text:style-name="T29"/></text:span></text:p>
      <text:p text:style-name="P187"><text:span text:style-name="Source_20_Text"><text:span text:style-name="T29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7"><text:span text:style-name="Source_20_Text"><text:span text:style-name="T29"/></text:span></text:p>
      <text:p text:style-name="P187"><text:span text:style-name="Source_20_Text"><text:span text:style-name="T34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5">Рекурсивные структуры данных</text:p>
            <text:p text:style-name="P155">Задания на вывод парсингового дерева</text:p>
            <text:p text:style-name="P155"/>
          </table:table-cell>
          <table:table-cell table:style-name="Table45.A1" office:value-type="string">
            <text:p text:style-name="P158">Занятие 34+35</text:p>
            <text:p text:style-name="P158">(90 минут)</text:p>
          </table:table-cell>
        </table:table-row>
      </table:table>
      <text:p text:style-name="P187"><text:span text:style-name="Source_20_Text"><text:span text:style-name="T29"/></text:span></text:p>
      <text:p text:style-name="P187"><text:span text:style-name="Source_20_Text"><text:span text:style-name="T46">Раздаточный материал</text:span></text:span></text:p>
      <text:p text:style-name="P187"><text:span text:style-name="Source_20_Text"><text:span text:style-name="T46"/></text:span></text:p>
      <text:list xml:id="list151342906500194" text:continue-list="list8092736852247613715" text:style-name="L69">
        <text:list-item>
          <text:p text:style-name="P288"><text:span text:style-name="Source_20_Text"><text:span text:style-name="T34">lesson.34.tar.bz2</text:span></text:span></text:p>
        </text:list-item>
        <text:list-item>
          <text:p text:style-name="P288"><text:span text:style-name="Source_20_Text"><text:span text:style-name="T34">lesson.35.tar.bz2</text:span></text:span></text:p>
          <text:p text:style-name="P288"><text:span text:style-name="Source_20_Text"><text:span text:style-name="T34"/></text:span></text:p>
        </text:list-item>
      </text:list>
      <text:p text:style-name="P194"><text:span text:style-name="Source_20_Text"><text:span text:style-name="T43">Разбор digital_root</text:span></text:span></text:p>
      <text:p text:style-name="P187"><text:span text:style-name="Source_20_Text"><text:span text:style-name="T42"/></text:span></text:p>
      <text:p text:style-name="P194"><text:span text:style-name="Source_20_Text"><text:span text:style-name="T16">см. lesson.35/recursion/digital_root_tonya</text:span></text:span></text:p>
      <text:p text:style-name="P194"><text:span text:style-name="Source_20_Text"><text:span text:style-name="T16"/></text:span></text:p>
      <text:p text:style-name="P187"><text:span text:style-name="Source_20_Text"><text:span text:style-name="T42">Рекурсивные структуры данных</text:span></text:span></text:p>
      <text:p text:style-name="P187"><text:span text:style-name="Source_20_Text"><text:span text:style-name="T42"/></text:span></text:p>
      <text:p text:style-name="P187"><text:span text:style-name="Source_20_Text"><text:span text:style-name="T15">см. слайд с красивыми картинками-тучками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просао используется скобочная форма записи дерева:</text:span></text:span></text:p>
      <text:p text:style-name="P187"><text:span text:style-name="Source_20_Text"><text:span text:style-name="T15"><text:tab/>lesson.34/recursion/sent.en.parsed</text:span></text:span></text:p>
      <text:p text:style-name="P187"><text:span text:style-name="Source_20_Text"><text:span text:style-name="T15"><text:tab/>lesson.34/recursion/sent.de.parsed</text:span></text:span></text:p>
      <text:p text:style-name="P187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7"><text:span text:style-name="Source_20_Text"><text:span text:style-name="T15"><text:tab/>&gt; cat sent.en.parsed | syn_ps2tree</text:span></text:span></text:p>
      <text:p text:style-name="P187"><text:span text:style-name="Source_20_Text"><text:span text:style-name="T15">получится как в файле:</text:span></text:span></text:p>
      <text:p text:style-name="P187"><text:span text:style-name="Source_20_Text"><text:span text:style-name="T15"><text:tab/>lesson.34/recursion/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ереве можно представить в виде вложенных массивов.</text:span></text:span></text:p>
      <text:p text:style-name="P187"><text:span text:style-name="Source_20_Text"><text:span text:style-name="T15">1) каждый уровень это массив узлов</text:span></text:span></text:p>
      <text:p text:style-name="P187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7"><text:span text:style-name="Source_20_Text"><text:span text:style-name="T15"><text:tab/>ответ: 1 11 111 12 13 131 132 <text:s text:c="4"/># в порядке обхода графа в глубину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где располагались бы дочерние узлы (например 1311, 1312) узла 131?</text:span></text:span></text:p>
      <text:p text:style-name="P187"><text:span text:style-name="Source_20_Text"><text:span text:style-name="T42"/></text:span></text:p>
      <text:p text:style-name="P187"><text:span text:style-name="Source_20_Text"><text:span text:style-name="T15">см. массивы, заданные в файле display_parse_tree_stub</text:span></text:span></text:p>
      <text:p text:style-name="P187"><text:span text:style-name="Source_20_Text"><text:span text:style-name="T15"><text:tab/>parsing1 - дерево немецкого предложения</text:span></text:span></text:p>
      <text:p text:style-name="P187"><text:span text:style-name="Source_20_Text"><text:span text:style-name="T15"><text:tab/>parsing2 - дерево английского предложения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 как его создать такой массив из скобочной записи:</text:span></text:span></text:p>
      <text:list xml:id="list4416083419149554495" text:style-name="L72">
        <text:list-item>
          <text:p text:style-name="P291"><text:span text:style-name="Source_20_Text"><text:span text:style-name="T15">заменить (( на [ и )) на ]</text:span></text:span></text:p>
        </text:list-item>
      </text:list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, как из дерева создать такой массив:</text:span></text:span></text:p>
      <text:list xml:id="list4916716358709329734" text:style-name="L73">
        <text:list-item>
          <text:p text:style-name="P292"><text:span text:style-name="Source_20_Text"><text:span text:style-name="T15">каждый </text:span></text:span><text:span text:style-name="Source_20_Text"><text:span text:style-name="T42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92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92"><text:soft-page-break/><text:span text:style-name="Source_20_Text"><text:span text:style-name="T15"/></text:span></text:p>
        </text:list-item>
      </text:list>
      <text:p text:style-name="P187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4/recursion/display_parse_tree</text:span></text:span></text:p>
      <text:p text:style-name="P187"><text:span text:style-name="Source_20_Text"><text:span text:style-name="T15">начальный скрипт: lesson.34/recursion/display_parse_tre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ля сравнения используйте команду (отличия должны быть минимальны)</text:span></text:span></text:p>
      <text:p text:style-name="P187"><text:span text:style-name="Source_20_Text"><text:span text:style-name="T15"><text:tab/>display_parse_tree_stub | diff -Z -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) реализация без рекурсии</text:span></text:span></text:p>
      <text:p text:style-name="P187"><text:span text:style-name="Source_20_Text"><text:span text:style-name="T15"><text:tab/><text:tab/>ответ: scripts/syntagma.awk функция print_p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29">TODO: Сделать то же самое при помощи Hash, положить в lesson.35</text:span></text:span></text:p>
      <text:p text:style-name="P187"><text:span text:style-name="Source_20_Text"><text:span text:style-name="T29"/></text:span></text:p>
      <text:p text:style-name="P196"><text:span text:style-name="Source_20_Text"><text:span text:style-name="T29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7">Merge sort</text:p>
            <text:p text:style-name="P156"/>
          </table:table-cell>
          <table:table-cell table:style-name="Table46.A1" office:value-type="string">
            <text:p text:style-name="P159">Занятие <text:span text:style-name="T94">36+37</text:span></text:p>
            <text:p text:style-name="P159">(90 минут)</text:p>
          </table:table-cell>
        </table:table-row>
      </table:table>
      <text:p text:style-name="P196"><text:span text:style-name="Source_20_Text"><text:span text:style-name="T44"/></text:span></text:p>
      <text:p text:style-name="P196"><text:span text:style-name="Source_20_Text"><text:span text:style-name="T45">Раздаточный материал</text:span></text:span></text:p>
      <text:p text:style-name="P196"><text:span text:style-name="Source_20_Text"><text:span text:style-name="T45"/></text:span></text:p>
      <text:list xml:id="list653141845538963351" text:style-name="L74">
        <text:list-item>
          <text:p text:style-name="P293"><text:span text:style-name="Source_20_Text"><text:span text:style-name="T21">lesson.36.tar.bz2</text:span></text:span><text:span text:style-name="Source_20_Text"><text:span text:style-name="T28"> -- ОБНОВЛЕН!!</text:span></text:span></text:p>
        </text:list-item>
      </text:list>
      <text:p text:style-name="P196"><text:span text:style-name="Source_20_Text"><text:span text:style-name="T45"/></text:span></text:p>
      <text:p text:style-name="P196"><text:span text:style-name="Source_20_Text"><text:span text:style-name="T44">Merge sort</text:span></text:span></text:p>
      <text:p text:style-name="P195"><text:span text:style-name="Source_20_Text"><text:span text:style-name="T43"/></text:span></text:p>
      <text:p text:style-name="P195"><text:span text:style-name="Source_20_Text"><text:span text:style-name="T17">см. презентацию sorting.odp</text:span></text:span></text:p>
      <text:p text:style-name="P195"><text:span text:style-name="Source_20_Text"><text:span text:style-name="T44"/></text:span></text:p>
      <text:p text:style-name="P199"><text:span text:style-name="Source_20_Text"><text:span text:style-name="T22">explanation</text:span></text:span><text:span text:style-name="Source_20_Text"><text:span text:style-name="T25">: </text:span></text:span><text:span text:style-name="Source_20_Text"><text:span text:style-name="T22">https://www.youtube.com/watch?v=TzeBrDU-JaY</text:span></text:span></text:p>
      <text:p text:style-name="P199"><text:span text:style-name="Source_20_Text"><text:span text:style-name="T22"/></text:span></text:p>
      <text:p text:style-name="P199"><text:span text:style-name="Source_20_Text"><text:span text:style-name="T22">explained in a dance</text:span></text:span><text:span text:style-name="Source_20_Text"><text:span text:style-name="T25">: </text:span></text:span><text:span text:style-name="Source_20_Text"><text:span text:style-name="T22">https://www.youtube.com/watch?v=XaqR3G_NVoo</text:span></text:span></text:p>
      <text:p text:style-name="P200"><text:span text:style-name="Source_20_Text"><text:span text:style-name="T22"/></text:span></text:p>
      <text:p text:style-name="P296"><text:span text:style-name="Source_20_Text"><text:span text:style-name="T33">НУЖНО ПОДПРАВИТЬ НА СЛАЙДАХ. сделать отдельный слайд для задания по merging.</text:span></text:span></text:p>
      <text:p text:style-name="P296"><text:span text:style-name="Source_20_Text"><text:span text:style-name="T35"/></text:span></text:p>
      <text:p text:style-name="P200"><text:span text:style-name="Source_20_Text"><text:span text:style-name="T23">!!! Задание: реализайте процедуру слияния двух </text:span></text:span><text:span text:style-name="Source_20_Text"><text:span text:style-name="T24">отсортированных </text:span></text:span><text:span text:style-name="Source_20_Text"><text:span text:style-name="T23">массивов в один</text:span></text:span><text:span text:style-name="Source_20_Text"><text:span text:style-name="T24"> (новый) массив</text:span></text:span><text:span text:style-name="Source_20_Text"><text:span text:style-name="T23">.</text:span></text:span></text:p>
      <text:p text:style-name="P200"><text:span text:style-name="Source_20_Text"><text:span text:style-name="T23">начальный скрипт: </text:span></text:span><text:span text:style-name="Source_20_Text"><text:span text:style-name="T27">lesson.36/merge_sort/</text:span></text:span><text:span text:style-name="Source_20_Text"><text:span text:style-name="T23">merging_stub</text:span></text:span></text:p>
      <text:p text:style-name="P299"><text:span text:style-name="Source_20_Text"><text:span text:style-name="T23">ответ: <text:s/></text:span></text:span><text:span text:style-name="Source_20_Text"><text:span text:style-name="T27">lesson.36/merge_sort/</text:span></text:span><text:span text:style-name="Source_20_Text"><text:span text:style-name="T23">merging</text:span></text:span></text:p>
      <text:p text:style-name="P200"><text:span text:style-name="Source_20_Text"><text:span text:style-name="T22"/></text:span></text:p>
      <text:p text:style-name="P296"><text:span text:style-name="Source_20_Text"><text:span text:style-name="T35">Инструмен</text:span></text:span><text:span text:style-name="Source_20_Text"><text:span text:style-name="T40">т</text:span></text:span><text:span text:style-name="Source_20_Text"><text:span text:style-name="T35">ы:</text:span></text:span></text:p>
      <text:p text:style-name="P296"><text:span text:style-name="Source_20_Text"><text:span text:style-name="T35">цикл </text:span></text:span></text:p>
      <text:p text:style-name="P296"><text:span text:style-name="Source_20_Text"><text:span text:style-name="T35">Array#shift - деструктивный способ, нельзя использовать для сортировки на месте</text:span></text:span></text:p>
      <text:p text:style-name="P300"><text:span text:style-name="Source_20_Text"><text:span text:style-name="T37">Array[lind..-1] - получение остатка массива начиная с позиции lind</text:span></text:span></text:p>
      <text:p text:style-name="P301"><text:span text:style-name="Source_20_Text"><text:span text:style-name="T38">Array#+ - объединенние массивов</text:span></text:span></text:p>
      <text:p text:style-name="P303"><text:span text:style-name="Source_20_Text"><text:span text:style-name="T41">Array#concat</text:span></text:span></text:p>
      <text:p text:style-name="P301"><text:span text:style-name="Source_20_Text"><text:span text:style-name="T39"/></text:span></text:p>
      <text:p text:style-name="P296"><text:span text:style-name="Source_20_Text"><text:span text:style-name="T35">!!! Задание: merge sort to new</text:span></text:span></text:p>
      <text:p text:style-name="P299"><text:span text:style-name="Source_20_Text"><text:span text:style-name="T36">см. решение ивана</text:span></text:span></text:p>
      <text:p text:style-name="P299"><text:span text:style-name="Source_20_Text"><text:span text:style-name="T36"/></text:span></text:p>
      <text:p text:style-name="P302"><text:span text:style-name="Source_20_Text"><text:span text:style-name="T39">!!! добавить в скрипт verboser и увидеть, как разбивается массив на части и как он сортируется по частям.</text:span></text:span></text:p>
      <text:p text:style-name="P296"><text:span text:style-name="Source_20_Text"><text:span text:style-name="T33"/></text:span></text:p>
      <text:p text:style-name="P195"><text:span text:style-name="Source_20_Text"><text:span text:style-name="T19">!!!</text:span></text:span><text:span text:style-name="Source_20_Text"><text:span text:style-name="T26"> </text:span></text:span><text:span text:style-name="Source_20_Text"><text:span text:style-name="T18">Задание: исследуйте, как меняется количество вызовов метода merge_sort, если делить массив не на р</text:span></text:span><text:span text:style-name="Source_20_Text"><text:span text:style-name="T20">а</text:span></text:span><text:span text:style-name="Source_20_Text"><text:span text:style-name="T18">вные части, а 1:2</text:span></text:span></text:p>
      <text:p text:style-name="P195"><text:span text:style-name="Source_20_Text"><text:span text:style-name="T18"/></text:span></text:p>
      <text:p text:style-name="P298"><text:span text:style-name="Source_20_Text"><text:span text:style-name="T26">!!! Задание: merge sort in place</text:span></text:span></text:p>
      <text:p text:style-name="P195"><text:span text:style-name="Source_20_Text"><text:span text:style-name="T19"/></text:span></text:p>
      <text:p text:style-name="P197"><text:span text:style-name="Source_20_Text"><text:span text:style-name="T32"/></text:span></text:p>
      <text:p text:style-name="P198"><text:span text:style-name="Source_20_Text"><text:span text:style-name="T48">Дерево в виде хэшей</text:span></text:span><text:span text:style-name="Source_20_Text"><text:span text:style-name="T50"> -- оставить на lesson.38</text:span></text:span></text:p>
      <text:p text:style-name="P198"><text:span text:style-name="Source_20_Text"><text:span text:style-name="T49"/></text:span></text:p>
      <text:p text:style-name="P198"><text:span text:style-name="Source_20_Text"><text:span text:style-name="T30">Показать, как можно представить дерево в виде системы хэшей</text:span></text:span><text:span text:style-name="Source_20_Text"><text:span text:style-name="T31">.</text:span></text:span></text:p>
      <text:p text:style-name="P198"><text:span text:style-name="Source_20_Text"><text:span text:style-name="T31"/></text:span></text:p>
      <text:p text:style-name="P198"><text:span text:style-name="Source_20_Text"><text:span text:style-name="T31">Задания:</text:span></text:span></text:p>
      <text:p text:style-name="P198"><text:span text:style-name="Source_20_Text"><text:span text:style-name="T31">1) зачитка скобочной записи в систему хэшей</text:span></text:span></text:p>
      <text:p text:style-name="P198"><text:span text:style-name="Source_20_Text"><text:span text:style-name="T31">2) вывод системы хэшей в скобочную запись.</text:span></text:span></text:p>
      <text:p text:style-name="P198"><text:span text:style-name="Source_20_Text"><text:span text:style-name="T31">3) вывод в том виде, в каком выводит интерлингва.</text:span></text:span><text:span text:style-name="Source_20_Text"><text:span text:style-name="T32"> (хотя это некорректно, так как </text:span></text:span><text:soft-page-break/><text:span text:style-name="Source_20_Text"><text:span text:style-name="T32">парсинговое дерево</text:span></text:span></text:p>
      <text:p text:style-name="P198"><text:span text:style-name="Source_20_Text"><text:span text:style-name="T44"/></text:span></text:p>
      <text:p text:style-name="P195"><text:span text:style-name="Source_20_Text"><text:span text:style-name="T29"/></text:span></text:p>
      <text:p text:style-name="P187"><text:span text:style-name="Source_20_Text"><text:span text:style-name="T47">Разработка класса ParseTree</text:span></text:span></text:p>
      <text:p text:style-name="P187"><text:span text:style-name="Source_20_Text"><text:span text:style-name="T47"/></text:span></text:p>
      <text:p text:style-name="P187"><text:span text:style-name="Source_20_Text"><text:span text:style-name="T29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7"><text:span text:style-name="Source_20_Text"><text:span text:style-name="T29"/></text:span></text:p>
      <text:p text:style-name="P187"><text:span text:style-name="Source_20_Text"><text:span text:style-name="T15"/></text:span></text:p>
      <text:p text:style-name="P186"><text:span text:style-name="Source_20_Text"><text:span text:style-name="T15"/></text:span></text:p>
      <text:p text:style-name="P187"><text:span text:style-name="Source_20_Text"><text:span text:style-name="T56"/></text:span></text:p>
      <text:p text:style-name="P187"><text:span text:style-name="Source_20_Text"><text:span text:style-name="T42">Другие задания</text:span></text:span></text:p>
      <text:p text:style-name="P187"><text:span text:style-name="Source_20_Text"><text:span text:style-name="T42"/></text:span></text:p>
      <text:list xml:id="list151341364455916" text:continue-list="list8726649362514425286" text:style-name="WWNum72">
        <text:list-item>
          <text:p text:style-name="P294"><text:span text:style-name="Source_20_Text"><text:span text:style-name="T15">power используя прямую рекурсию</text:span></text:span></text:p>
        </text:list-item>
        <text:list-item>
          <text:p text:style-name="P294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94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94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94"><text:span text:style-name="Source_20_Text"><text:span text:style-name="T29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29">на отдельные слова (дан словарь). Достаточно получить одно разбиение.</text:span></text:span></text:p>
        </text:list-item>
        <text:list-item>
          <text:p text:style-name="P294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294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294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94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94"><text:span text:style-name="Source_20_Text"><text:span text:style-name="T29">судоку, рекурсивно перебором</text:span></text:span></text:p>
        </text:list-item>
        <text:list-item>
          <text:p text:style-name="P294"><text:span text:style-name="Source_20_Text"><text:span text:style-name="T29">задача о расстановке 4 ферзей, рекурсивно перебором</text:span></text:span></text:p>
        </text:list-item>
        <text:list-item>
          <text:p text:style-name="P294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7"><text:span text:style-name="Source_20_Text"><text:span text:style-name="T15"/></text:span></text:p>
      <text:p text:style-name="P111"><text:span text:style-name="Source_20_Text"><text:span text:style-name="T46">Вопросы для контроля по теме рекурсия</text:span></text:span></text:p>
      <text:p text:style-name="P111"><text:span text:style-name="Source_20_Text"><text:span text:style-name="T46"/></text:span></text:p>
      <text:p text:style-name="P111"><text:span text:style-name="Source_20_Text"><text:span text:style-name="T34">что такое рекурсия?</text:span></text:span></text:p>
      <text:p text:style-name="P111"><text:span text:style-name="Source_20_Text"><text:span text:style-name="T34">какие виды ее бывают?</text:span></text:span></text:p>
      <text:p text:style-name="P111"><text:span text:style-name="Source_20_Text"><text:span text:style-name="T34">назовите две составляющие рекуррентного определения</text:span></text:span></text:p>
      <text:p text:style-name="P111"><text:span text:style-name="Source_20_Text"><text:span text:style-name="T34">что такое базис рекурсии (base case)?</text:span></text:span></text:p>
      <text:p text:style-name="P111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2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>???</text:p>
          </table:table-cell>
          <table:table-cell table:style-name="Table24.A1" office:value-type="string">
            <text:p text:style-name="P158">Занятие 24</text:p>
            <text:p text:style-name="P158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4">Всякое разное шило</text:p>
            <text:p text:style-name="P154"/>
          </table:table-cell>
          <table:table-cell table:style-name="Table20.A1" office:value-type="string">
            <text:p text:style-name="P158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<text:soft-page-break/>Метод Hash#delete позволяет удалить один элемент (изменяется сам объект!)</text:p>
      <text:p text:style-name="P49"/>
      <text:p text:style-name="P49"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<text:soft-page-break/>Антоним метода reject:</text:p>
      <text:list xml:id="list5265032245036528743" text:style-name="L75">
        <text:list-item>
          <text:p text:style-name="P270"><text:span text:style-name="T53">select!/keep_if – изменяют и</text:span>сх<text:span text:style-name="T53">одный объ</text:span>ек<text:span text:style-name="T53">т</text:span></text:p>
        </text:list-item>
        <text:list-item>
          <text:p text:style-name="P270"><text:span text:style-name="T53">select в</text:span>о<text:span text:style-name="T53">звращает новый объект</text:span></text:p>
        </text:list-item>
      </text:list>
      <text:p text:style-name="P85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84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9">Оператор</text:p>
            </table:table-cell>
            <table:table-cell table:style-name="Table12.A1" office:value-type="string">
              <text:p text:style-name="P149">Значение</text:p>
            </table:table-cell>
            <table:table-cell table:style-name="Table12.C1" office:value-type="string">
              <text:p text:style-name="P14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4"/>
      <text:list xml:id="list5629503780994510578" text:style-name="L76">
        <text:list-item>
          <text:p text:style-name="P271">унарная оператор – оператор, принимающий один аргумент (операнд)</text:p>
        </text:list-item>
        <text:list-item>
          <text:p text:style-name="P271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4"/>
      <text:p text:style-name="P94">есть битовые операции</text:p>
      <text:list xml:id="list4505710461060984165" text:style-name="L77">
        <text:list-item>
          <text:p text:style-name="P272">двоичное смещение вправо: 10 &gt;&gt; 1 #=&gt; 5 равноценно делению на 2</text:p>
        </text:list-item>
        <text:list-item>
          <text:p text:style-name="P272">двоичное смещение влево: 10 &lt;&lt; 2 #= &gt; 40 равноценно умножению на 4</text:p>
          <text:p text:style-name="P273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0">Оператор</text:p>
          </table:table-cell>
          <table:table-cell table:style-name="Table15.B1" office:value-type="string">
            <text:p text:style-name="P150">Описание</text:p>
          </table:table-cell>
        </table:table-row>
        <table:table-row>
          <table:table-cell table:style-name="Table15.A2" office:value-type="string">
            <text:p text:style-name="P150">**</text:p>
          </table:table-cell>
          <table:table-cell table:style-name="Table15.B2" office:value-type="string">
            <text:p text:style-name="P150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68">!+-</text:span></text:span></text:p>
          </table:table-cell>
          <table:table-cell table:style-name="Table15.B2" office:value-type="string">
            <text:p text:style-name="P15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0">* / %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+ -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&lt; &gt; &lt;= &gt;=</text:p>
          </table:table-cell>
          <table:table-cell table:style-name="Table15.B2" office:value-type="string">
            <text:p text:style-name="P150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68">&lt;=&gt; == === != =~ !~</text:span></text:span></text:p>
          </table:table-cell>
          <table:table-cell table:style-name="Table15.B2" office:value-type="string">
            <text:p text:style-name="P15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0">&amp;&amp;</text:p>
          </table:table-cell>
          <table:table-cell table:style-name="Table15.B2" office:value-type="string">
            <text:p text:style-name="P150">логическое И</text:p>
          </table:table-cell>
        </table:table-row>
        <text:soft-page-break/>
        <table:table-row>
          <table:table-cell table:style-name="Table15.A2" office:value-type="string">
            <text:p text:style-name="P150">||</text:p>
          </table:table-cell>
          <table:table-cell table:style-name="Table15.B2" office:value-type="string">
            <text:p text:style-name="P150">логическое ИЛИ</text:p>
          </table:table-cell>
        </table:table-row>
        <table:table-row table:style-name="Table15.10">
          <table:table-cell table:style-name="Table15.A2" office:value-type="string">
            <text:p text:style-name="P96"><text:span text:style-name="Source_20_Text"><text:span text:style-name="T67">= %= /= -= += *= ||= **=</text:span></text:span></text:p>
          </table:table-cell>
          <table:table-cell table:style-name="Table15.B2" office:value-type="string">
            <text:p text:style-name="P15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0">not</text:p>
          </table:table-cell>
          <table:table-cell table:style-name="Table15.B2" office:value-type="string">
            <text:p text:style-name="P150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0">and or</text:p>
          </table:table-cell>
          <table:table-cell table:style-name="Table15.B2" office:value-type="string">
            <text:p text:style-name="P15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0"/>
          </table:table-cell>
          <table:table-cell table:style-name="Table15.B2" office:value-type="string">
            <text:p text:style-name="P150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73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50">y += 1</text:p>
          </table:table-cell>
          <table:table-cell table:style-name="Table14.C1" office:value-type="string">
            <text:p text:style-name="P150">нету: <text:s/>y++</text:p>
          </table:table-cell>
        </table:table-row>
        <table:table-row>
          <table:table-cell table:style-name="Table14.A2" office:value-type="string">
            <text:p text:style-name="P150">y = y - 2</text:p>
          </table:table-cell>
          <table:table-cell table:style-name="Table14.A2" office:value-type="string">
            <text:p text:style-name="P150">y -= 2</text:p>
          </table:table-cell>
          <table:table-cell table:style-name="Table14.C2" office:value-type="string">
            <text:p text:style-name="P150">нету: y--</text:p>
          </table:table-cell>
        </table:table-row>
        <table:table-row>
          <table:table-cell table:style-name="Table14.A2" office:value-type="string">
            <text:p text:style-name="P150">y = y * 2</text:p>
          </table:table-cell>
          <table:table-cell table:style-name="Table14.A2" office:value-type="string">
            <text:p text:style-name="P150">y *=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%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/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y ** 3</text:p>
          </table:table-cell>
          <table:table-cell table:style-name="Table14.A2" office:value-type="string">
            <text:p text:style-name="P150">y *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3 если y неопределено</text:p>
          </table:table-cell>
          <table:table-cell table:style-name="Table14.A2" office:value-type="string">
            <text:p text:style-name="P150">y ||= 3</text:p>
          </table:table-cell>
          <table:table-cell table:style-name="Table14.C2" office:value-type="string">
            <text:p text:style-name="P150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67">!!! задание: попробовать в irb. Измениться ли значение переменной a ?</text:span></text:span></text:p>
      <text:p text:style-name="P96"><text:span text:style-name="Source_20_Text"><text:span text:style-name="T67"/></text:span></text:p>
      <text:p text:style-name="P145"><text:span text:style-name="Source_20_Text"><text:span text:style-name="T67">a ||= 2</text:span></text:span></text:p>
      <text:p text:style-name="P136"><text:span text:style-name="Source_20_Text"><text:span text:style-name="T54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5-23T15:13:40.536668537</dc:date>
    <meta:editing-duration>P15DT15H27M49S</meta:editing-duration>
    <meta:editing-cycles>1811</meta:editing-cycles>
    <dc:creator>Nikolai Krot</dc:creator>
    <meta:document-statistic meta:table-count="62" meta:image-count="0" meta:object-count="0" meta:page-count="140" meta:paragraph-count="3867" meta:word-count="21317" meta:character-count="146526" meta:non-whitespace-character-count="126545"/>
  </office:meta>
</office:document-meta>
</file>